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list-style-name="WWNum1">
      <style:paragraph-properties fo:margin-left="0.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6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1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2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2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weight="normal" style:font-size-asian="11pt" style:font-weight-asian="normal" style:font-size-complex="11pt" style:font-weight-complex="normal"/>
    </style:style>
    <style:style style:name="T22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2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33" style:family="text">
      <style:text-properties style:font-name="Times New Roman" style:font-size-complex="10pt"/>
    </style:style>
    <style:style style:name="T234" style:family="text">
      <style:text-properties style:font-name="Times New Roman" fo:font-style="italic" style:font-style-asian="italic" style:font-style-complex="italic"/>
    </style:style>
    <style:style style:name="T235" style:family="text">
      <style:text-properties style:font-name="Times New Roman" fo:font-style="italic" style:text-underline-style="none" style:font-style-asian="italic" style:font-style-complex="italic"/>
    </style:style>
    <style:style style:name="T236" style:family="text">
      <style:text-properties style:font-name="Times New Roman" fo:font-style="normal" style:font-style-asian="normal" style:font-style-complex="normal"/>
    </style:style>
    <style:style style:name="T237" style:family="text">
      <style:text-properties style:font-name="Times New Roman" fo:font-style="normal" style:font-style-asian="normal" style:font-size-complex="10pt" style:font-style-complex="normal"/>
    </style:style>
    <style:style style:name="T238" style:family="text">
      <style:text-properties fo:language="hr" fo:country="HR"/>
    </style:style>
    <style:style style:name="T239" style:family="text">
      <style:text-properties fo:language="hr" fo:country="HR" fo:font-style="italic" style:font-style-asian="italic"/>
    </style:style>
    <style:style style:name="T240" style:family="text">
      <style:text-properties fo:language="hr" fo:country="HR" fo:font-style="italic" style:font-style-asian="italic" style:font-style-complex="italic"/>
    </style:style>
    <style:style style:name="T241" style:family="text">
      <style:text-properties fo:language="hr" fo:country="HR" fo:font-style="italic" officeooo:rsid="000e60ac" style:font-style-asian="italic" style:font-style-complex="italic"/>
    </style:style>
    <style:style style:name="T242" style:family="text">
      <style:text-properties fo:language="hr" fo:country="HR" fo:font-style="italic" officeooo:rsid="000fbdb8" style:font-style-asian="italic" style:font-style-complex="italic"/>
    </style:style>
    <style:style style:name="T243" style:family="text">
      <style:text-properties fo:language="hr" fo:country="HR" fo:font-style="italic" officeooo:rsid="01052669" style:font-style-asian="italic" style:font-style-complex="italic"/>
    </style:style>
    <style:style style:name="T244" style:family="text">
      <style:text-properties fo:language="hr" fo:country="HR" fo:font-style="italic" officeooo:rsid="0107f37f" style:font-style-asian="italic" style:font-style-complex="italic"/>
    </style:style>
    <style:style style:name="T245" style:family="text">
      <style:text-properties fo:language="hr" fo:country="HR" fo:font-style="italic" officeooo:rsid="0123c1dd" style:font-style-asian="italic" style:font-style-complex="italic"/>
    </style:style>
    <style:style style:name="T246" style:family="text">
      <style:text-properties fo:language="hr" fo:country="HR" fo:font-style="italic" officeooo:rsid="01f912b6" style:font-style-asian="italic" style:font-style-complex="italic"/>
    </style:style>
    <style:style style:name="T247" style:family="text">
      <style:text-properties fo:language="hr" fo:country="HR" fo:font-style="normal" style:font-style-asian="normal" style:font-style-complex="normal"/>
    </style:style>
    <style:style style:name="T248" style:family="text">
      <style:text-properties fo:language="hr" fo:country="HR" fo:font-style="normal" officeooo:rsid="0107f37f" style:font-style-asian="normal" style:font-style-complex="normal"/>
    </style:style>
    <style:style style:name="T249" style:family="text">
      <style:text-properties fo:language="hr" fo:country="HR" fo:font-style="normal" officeooo:rsid="010965ab" style:font-style-asian="normal" style:font-style-complex="normal"/>
    </style:style>
    <style:style style:name="T250" style:family="text">
      <style:text-properties fo:language="hr" fo:country="HR" fo:font-style="normal" officeooo:rsid="0123c1dd" style:font-style-asian="normal" style:font-style-complex="normal"/>
    </style:style>
    <style:style style:name="T251" style:family="text">
      <style:text-properties fo:language="hr" fo:country="HR" officeooo:rsid="0039b9c8"/>
    </style:style>
    <style:style style:name="T252" style:family="text">
      <style:text-properties fo:language="hr" fo:country="HR" officeooo:rsid="00bb2803"/>
    </style:style>
    <style:style style:name="T253" style:family="text">
      <style:text-properties fo:language="hr" fo:country="HR" officeooo:rsid="00e92387"/>
    </style:style>
    <style:style style:name="T254" style:family="text">
      <style:text-properties fo:language="hr" fo:country="HR" officeooo:rsid="00ed225a"/>
    </style:style>
    <style:style style:name="T255" style:family="text">
      <style:text-properties fo:language="hr" fo:country="HR" officeooo:rsid="00edeeee"/>
    </style:style>
    <style:style style:name="T256" style:family="text">
      <style:text-properties fo:language="hr" fo:country="HR" officeooo:rsid="010965ab"/>
    </style:style>
    <style:style style:name="T257" style:family="text">
      <style:text-properties fo:language="hr" fo:country="HR" officeooo:rsid="01f912b6"/>
    </style:style>
    <style:style style:name="T25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59"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6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61"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63" style:family="text">
      <style:text-properties style:font-name="Courier New"/>
    </style:style>
    <style:style style:name="T26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296"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7"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98" style:family="text">
      <style:text-properties style:font-name="Courier New" fo:font-size="11pt" style:font-size-asian="11pt" style:font-size-complex="11pt"/>
    </style:style>
    <style:style style:name="T299" style:family="text">
      <style:text-properties style:font-name="Courier New" fo:language="hr" fo:country="HR" fo:font-style="normal" style:font-style-asian="normal" style:font-style-complex="normal"/>
    </style:style>
    <style:style style:name="T300" style:family="text">
      <style:text-properties style:font-name="Courier New" officeooo:rsid="011a7c68"/>
    </style:style>
    <style:style style:name="T301" style:family="text">
      <style:text-properties style:font-name="Courier New" fo:font-style="italic" officeooo:rsid="01650a04" style:font-style-asian="italic" style:font-style-complex="italic"/>
    </style:style>
    <style:style style:name="T302" style:family="text">
      <style:text-properties style:font-name="Courier New" officeooo:rsid="01650a04"/>
    </style:style>
    <style:style style:name="T303" style:family="text">
      <style:text-properties fo:font-weight="bold" style:font-weight-asian="bold" style:font-weight-complex="bold"/>
    </style:style>
    <style:style style:name="T304" style:family="text">
      <style:text-properties fo:language="en" fo:country="US" fo:font-style="italic" style:font-style-asian="italic" style:font-style-complex="italic"/>
    </style:style>
    <style:style style:name="T305" style:family="text">
      <style:text-properties fo:language="en" fo:country="US" fo:font-style="italic" officeooo:rsid="001b1913" style:font-style-asian="italic" style:font-style-complex="italic"/>
    </style:style>
    <style:style style:name="T306" style:family="text">
      <style:text-properties fo:language="en" fo:country="US" fo:font-style="italic" officeooo:rsid="0107f37f" style:font-style-asian="italic" style:font-style-complex="italic"/>
    </style:style>
    <style:style style:name="T307" style:family="text">
      <style:text-properties fo:language="en" fo:country="US" fo:font-style="italic" officeooo:rsid="01631a8b" style:language-asian="hi" style:country-asian="IN" style:font-style-asian="italic" style:language-complex="hi" style:country-complex="IN" style:font-style-complex="italic"/>
    </style:style>
    <style:style style:name="T308" style:family="text">
      <style:text-properties fo:language="en" fo:country="US" fo:font-style="normal" officeooo:rsid="0107f37f" style:font-style-asian="normal" style:font-style-complex="normal"/>
    </style:style>
    <style:style style:name="T309" style:family="text">
      <style:text-properties style:font-name="Liberation Serif" fo:font-size="10pt" style:font-size-asian="10pt" style:font-name-complex="Courier New2" style:font-size-complex="10pt"/>
    </style:style>
    <style:style style:name="T310" style:family="text">
      <style:text-properties officeooo:rsid="00141c20"/>
    </style:style>
    <style:style style:name="T311" style:family="text">
      <style:text-properties officeooo:rsid="0014d6d9"/>
    </style:style>
    <style:style style:name="T312" style:family="text">
      <style:text-properties officeooo:rsid="00162eee"/>
    </style:style>
    <style:style style:name="T313" style:family="text">
      <style:text-properties fo:font-style="italic" style:font-style-asian="italic" style:font-style-complex="italic"/>
    </style:style>
    <style:style style:name="T314" style:family="text">
      <style:text-properties fo:font-style="italic" officeooo:rsid="0021a129" style:font-style-asian="italic" style:font-style-complex="italic"/>
    </style:style>
    <style:style style:name="T315" style:family="text">
      <style:text-properties fo:font-style="italic" officeooo:rsid="011a7c68" style:font-style-asian="italic" style:font-style-complex="italic"/>
    </style:style>
    <style:style style:name="T316" style:family="text">
      <style:text-properties fo:font-style="italic" officeooo:rsid="01631a8b" style:font-style-asian="italic" style:font-style-complex="italic"/>
    </style:style>
    <style:style style:name="T317" style:family="text">
      <style:text-properties fo:font-style="italic" officeooo:rsid="01650a04" style:font-style-asian="italic" style:font-style-complex="italic"/>
    </style:style>
    <style:style style:name="T318" style:family="text">
      <style:text-properties fo:font-style="italic" officeooo:rsid="018ef6ec" style:font-style-asian="italic" style:font-style-complex="italic"/>
    </style:style>
    <style:style style:name="T319" style:family="text">
      <style:text-properties fo:font-style="italic" officeooo:rsid="018f3684" style:font-style-asian="italic" style:font-style-complex="italic"/>
    </style:style>
    <style:style style:name="T320" style:family="text">
      <style:text-properties officeooo:rsid="0021a129"/>
    </style:style>
    <style:style style:name="T321" style:family="text">
      <style:text-properties officeooo:rsid="00276227"/>
    </style:style>
    <style:style style:name="T322" style:family="text">
      <style:text-properties fo:color="#000000" loext:opacity="100%"/>
    </style:style>
    <style:style style:name="T323" style:family="text">
      <style:text-properties fo:color="#000000" loext:opacity="100%" style:font-name="Courier New1"/>
    </style:style>
    <style:style style:name="T324" style:family="text">
      <style:text-properties fo:color="#000000" loext:opacity="100%" style:font-name="Courier New1" style:font-name-complex="Courier New2"/>
    </style:style>
    <style:style style:name="T325" style:family="text">
      <style:text-properties fo:color="#000000" loext:opacity="100%" fo:font-style="italic" style:font-style-asian="italic" style:font-style-complex="italic"/>
    </style:style>
    <style:style style:name="T326" style:family="text">
      <style:text-properties fo:color="#000000" loext:opacity="100%" fo:font-style="italic" officeooo:rsid="00b33d2f" style:font-style-asian="italic" style:font-style-complex="italic"/>
    </style:style>
    <style:style style:name="T327" style:family="text">
      <style:text-properties fo:color="#000000" loext:opacity="100%" officeooo:rsid="00b33d2f"/>
    </style:style>
    <style:style style:name="T328" style:family="text">
      <style:text-properties fo:color="#000000" loext:opacity="100%" officeooo:rsid="00b81050"/>
    </style:style>
    <style:style style:name="T329" style:family="text">
      <style:text-properties fo:color="#000000" loext:opacity="100%" officeooo:rsid="00e45dcc"/>
    </style:style>
    <style:style style:name="T330" style:family="text">
      <style:text-properties fo:color="#000000" loext:opacity="100%" style:font-name="Courier New" officeooo:rsid="00e45dcc"/>
    </style:style>
    <style:style style:name="T331" style:family="text">
      <style:text-properties fo:color="#000000" loext:opacity="100%" officeooo:rsid="00e92387"/>
    </style:style>
    <style:style style:name="T332" style:family="text">
      <style:text-properties officeooo:rsid="00b33d2f"/>
    </style:style>
    <style:style style:name="T333" style:family="text">
      <style:text-properties fo:font-style="normal" style:font-style-asian="normal" style:font-style-complex="normal"/>
    </style:style>
    <style:style style:name="T334" style:family="text">
      <style:text-properties officeooo:rsid="00f33bac"/>
    </style:style>
    <style:style style:name="T335" style:family="text">
      <style:text-properties officeooo:rsid="00f64a46"/>
    </style:style>
    <style:style style:name="T336" style:family="text">
      <style:text-properties officeooo:rsid="00f7f894"/>
    </style:style>
    <style:style style:name="T337" style:family="text">
      <style:text-properties officeooo:rsid="00f90194"/>
    </style:style>
    <style:style style:name="T338" style:family="text">
      <style:text-properties officeooo:rsid="01166c78"/>
    </style:style>
    <style:style style:name="T339" style:family="text">
      <style:text-properties officeooo:rsid="011693be"/>
    </style:style>
    <style:style style:name="T340" style:family="text">
      <style:text-properties officeooo:rsid="01183c95"/>
    </style:style>
    <style:style style:name="T341" style:family="text">
      <style:text-properties officeooo:rsid="011a7c68"/>
    </style:style>
    <style:style style:name="T342" style:family="text">
      <style:text-properties officeooo:rsid="011ccf83"/>
    </style:style>
    <style:style style:name="T343" style:family="text">
      <style:text-properties officeooo:rsid="0161ca96"/>
    </style:style>
    <style:style style:name="T344" style:family="text">
      <style:text-properties officeooo:rsid="01631a8b"/>
    </style:style>
    <style:style style:name="T345" style:family="text">
      <style:text-properties officeooo:rsid="01650a04"/>
    </style:style>
    <style:style style:name="T346" style:family="text">
      <style:text-properties officeooo:rsid="0168eebf"/>
    </style:style>
    <style:style style:name="T347" style:family="text">
      <style:text-properties officeooo:rsid="018e5134"/>
    </style:style>
    <style:style style:name="T348" style:family="text">
      <style:text-properties officeooo:rsid="018ef6ec"/>
    </style:style>
    <style:style style:name="T349" style:family="text">
      <style:text-properties officeooo:rsid="018f3684"/>
    </style:style>
    <style:style style:name="T350" style:family="text">
      <style:text-properties officeooo:rsid="01902353"/>
    </style:style>
    <style:style style:name="T351"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52"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53"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5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55"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56"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5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5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59"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60"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61"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62" style:family="text">
      <style:text-properties officeooo:rsid="01f0ee7c"/>
    </style:style>
    <style:style style:name="T363" style:family="text">
      <style:text-properties officeooo:rsid="01f356ff"/>
    </style:style>
    <style:style style:name="T364" style:family="text">
      <style:text-properties officeooo:rsid="01f68b72"/>
    </style:style>
    <style:style style:name="T365" style:family="text">
      <style:text-properties officeooo:rsid="01f912b6"/>
    </style:style>
    <style:style style:name="T366" style:family="text">
      <style:text-properties officeooo:rsid="0201499a"/>
    </style:style>
    <style:style style:name="T367"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68"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69"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303">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70">Autor teksta bio je frustriran nedostacima postojećih simulatora malog računala PicoBlaze, te je napravio drukčiji simulator PicoBlazea u programskom jeziku JavaScript. Taj se simulator može pokrenuti u modernim internetskim preglednicima</text:span><text:span text:style-name="T258"><text:note text:id="ftn1" text:note-class="footnote"><text:note-citation>1</text:note-citation><text:note-body><text:p text:style-name="P44">https://flatassembler.github.io/PicoBlaze/PicoBlaze.html</text:p></text:note-body></text:note></text:span><text:span text:style-name="T170"> (autor misli da je najstariji internetski preglednik u kojem simulator funkcionira kako treba Firefox 52, posljednja verzija Firefoxa koja se može vrtjeti na Windows XP-u, </text:span><text:span text:style-name="T172">te je to također verzija Firefoxa koja se dobije uz operativni sustav Solaris 11.4, koji je danas najnovija verzija Solarisa</text:span><text:span text:style-name="T170">). U tekstu slijede detalji o tome kako je autor napravio svoj simulator te koje su prednosti i mane tog simulatora u usporedbi s već postojećim simulatorima. </text:span><text:span text:style-name="T193">Autor također uspoređuje dijelove simulatora s odgovarajućim dijelovima nekih drugih programa koje je prije napravio (najviše s compilerom koji prevodi njegov programski jezik na WebAssembly).</text:span><text:span text:style-name="T17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70"> piccus</text:span><text:span text:style-name="T7">, rupica na igli, u prenesenom značenju </text:span><text:span text:style-name="T170">nešto maleno</text:span><text:span text:style-name="T7">, i engleskog</text:span><text:span text:style-name="T170"> blaze</text:span><text:span text:style-name="T7">, plamen</text:span><text:span text:style-name="T170">.</text:span><text:span text:style-name="T7"> Latinska riječ </text:span><text:span text:style-name="T170">piccus</text:span><text:span text:style-name="T7"> možda je povezana s </text:span><text:span text:style-name="T170">picus</text:span><text:span text:style-name="T7">, </text:span><text:span text:style-name="T170">djetlić</text:span><text:span text:style-name="T7">, jer djetlić svojim kljunom buši drvo. Engleska riječ </text:span><text:span text:style-name="T170">blaze</text:span><text:span text:style-name="T7"> dijeli isti korijen kao i latinski </text:span><text:span text:style-name="T170">flamma.</text:span><text:span text:style-name="T7"> Od latinske riječi</text:span><text:span text:style-name="T170"> flamma </text:span><text:span text:style-name="T7">dolazi, preko francuskog, danas daleko poznatija engleska riječ za plamen, </text:span><text:span text:style-name="T170">flame. </text:span><text:span text:style-name="T7">Hrvatska riječ </text:span><text:span text:style-name="T170">plamen</text:span><text:span text:style-name="T7"> vjerojatno nije povezana s latinskim </text:span><text:span text:style-name="T170">flamma</text:span><text:span text:style-name="T7">, </text:span><text:span text:style-name="T141">jer latinsko</text:span><text:span text:style-name="T212"> f</text:span><text:span text:style-name="T141"> dolazi od indoeuropskog</text:span><text:span text:style-name="T212"> b</text:span><text:span text:style-name="T261">h</text:span><text:span text:style-name="T141"> ili</text:span><text:span text:style-name="T212"> d</text:span><text:span text:style-name="T261">h</text:span><text:span text:style-name="T367"> </text:span><text:span text:style-name="T368">i odgovara hrvatskom i engleskom </text:span><text:span text:style-name="T369">b</text:span><text:span text:style-name="T368"> i </text:span><text:span text:style-name="T369">d</text:span><text:span text:style-name="T141">,</text:span><text:span text:style-name="T170"> </text:span><text:span text:style-name="T140">nego latinska riječ </text:span><text:span text:style-name="T211">flamma</text:span><text:span text:style-name="T140"> vjerojatno dijeli isti korijen kao hrvatska riječ </text:span><text:span text:style-name="T211">bijel</text:span><text:span text:style-name="T7">.)</text:span><text:span text:style-name="T170"> </text:span><text:span text:style-name="T7">je malo računalo koji proizvodi tvrtka Xilinx. Koristi se u ugrađenim sustavima, te kao primjer jednostavnog računala na kolegiju </text:span><text:span text:style-name="T170">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18">V</text:span><text:span text:style-name="T170">ery High Speed Integrated Circuits </text:span><text:span text:style-name="T218">H</text:span><text:span text:style-name="T170">ardware </text:span><text:span text:style-name="T218">D</text:span><text:span text:style-name="T170">escription </text:span><text:span text:style-name="T218">L</text:span><text:span text:style-name="T170">anguage</text:span><text:span text:style-name="T7">, što znači </text:span><text:span text:style-name="T170">jezik za opis strojne opreme (hardware) od integriranih krugova jako velike brzine</text:span><text:span text:style-name="T162">. Među studentima elektrotehnike česta je šala, s kojom se i ja slažem, da je VHDL zapravo kratica od </text:span><text:span text:style-name="T220">V</text:span><text:span text:style-name="T221">ery </text:span><text:span text:style-name="T220">H</text:span><text:span text:style-name="T221">ard </text:span><text:span text:style-name="T220">D</text:span><text:span text:style-name="T221">ifficult </text:span><text:span text:style-name="T220">L</text:span><text:span text:style-name="T221">anguage</text:span><text:span text:style-name="T162"> – </text:span><text:span text:style-name="T221">vrlo čvrsto težak jezik</text:span><text:span text:style-name="T259"><text:note text:id="ftn2" text:note-class="footnote"><text:note-citation>2</text:note-citation><text:note-body><text:p text:style-name="Footnote">A, da sam upisao latinski (o <text:span text:style-name="T238">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0">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0"> simulator</text:span><text:span text:style-name="T7"> znači</text:span><text:span text:style-name="T170"> onaj koji kopira ili imitira</text:span><text:span text:style-name="T7">, dolazi iz latinskog i prvi put se spominje u Ovidijevim Metamorfozama (11. poglavlje, 634. stih). Dolazi od</text:span><text:span text:style-name="T170"> simulare</text:span><text:span text:style-name="T7"> (pretvarati se), od </text:span><text:span text:style-name="T170">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52">(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70">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70">VI Improved</text:span><text:span text:style-name="T7">, poboljšani </text:span><text:span text:style-name="T170">VI</text:span><text:span text:style-name="T7">, jer je</text:span><text:span text:style-name="T170"> VI</text:span><text:span text:style-name="T7">,</text:span><text:span text:style-name="T170"> Visual Interface</text:span><text:span text:style-name="T7">,</text:span><text:span text:style-name="T170"> </text:span><text:span text:style-name="T7">bio često korišteni tekstualni editor na računalima 1980-ih)</text:span><text:span text:style-name="T170">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0">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62">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62">:=</text:span><text:span text:style-name="T7"> operator pridruživanja u mom programskom jeziku, a ne oznaka za label plus operator </text:span><text:span text:style-name="T262">=</text:span><text:span text:style-name="T262"><text:note text:id="ftn3" text:note-class="footnote"><text:note-citation>3</text:note-citation><text:note-body><text:p text:style-name="P72">Otvorio sam pitanje na forumu o izradi programskih jezika o tome: <text:span text:style-name="T263">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62">:</text:span><text:span text:style-name="T7"> i </text:span><text:span text:style-name="T262">=</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70">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0">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0">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2">/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0">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839362770" text:style-name="WWNum1">
        <text:list-item>
          <text:p text:style-name="P85"><text:span text:style-name="T262">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0">driver</text:span><text:span text:style-name="T7">) te za dohvaćanje primjera asemblerskog koda s autorovoga GitHub profila. Naknadno je dodana mogućnost dodavanja točaka prekida (</text:span><text:span text:style-name="T170">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0">seven-segment display</text:span><text:span text:style-name="T7">) i prekidača (</text:span><text:span text:style-name="T170">switches</text:span><text:span text:style-name="T7">, ovdje reagiraju na pritisak miša) pomoću SVG-a generiranog u JavaScriptu. Skidanje heksadekadske datoteke radi se preko standardnih JavaScript klasa </text:span><text:span text:style-name="T262">HTMLAnchorElement</text:span><text:span text:style-name="T7"> (svojstvo </text:span><text:span text:style-name="T262">download</text:span><text:span text:style-name="T7"> i metoda za stvaranje eventa iz JavaScripta </text:span><text:span text:style-name="T262">click</text:span><text:span text:style-name="T7">), </text:span><text:span text:style-name="T262">Uint8Array</text:span><text:span text:style-name="T7">, </text:span><text:span text:style-name="T262">URL</text:span><text:span text:style-name="T7"> i </text:span><text:span text:style-name="T262">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62">&lt;div&gt;</text:span><text:span text:style-name="T7"> koje generira JavaScript i ti elementi osim brojeva linija koda sadržavaju i ikone koje predstavljaju točke prekida koje su po defaultu nevidljive. Globalni objekt </text:span><text:span text:style-name="T262">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62">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0">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62">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62">createElementNS</text:span><text:span text:style-name="T7">, </text:span><text:span text:style-name="T262">setAttribute</text:span><text:span text:style-name="T7"> i </text:span><text:span text:style-name="T262">appendChild</text:span><text:span text:style-name="T7">. U datoteci </text:span><text:span text:style-name="T262">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65">PicoBlaze.html</text:span><text:span text:style-name="T8"> razdijelio u datoteke </text:span><text:span text:style-name="T265">PicoBlaze.html</text:span><text:span text:style-name="T8"> (koja sada sadrži samo HTML te samo onaj JavaScript koji je potreban da se sakrije moja e-mail adresa od spambotova), </text:span><text:span text:style-name="T265">styles.css</text:span><text:span text:style-name="T8"> (koja sadrži CSS), </text:span><text:span text:style-name="T265">headerScript.js</text:span><text:span text:style-name="T8"> (koja sadrži deklaracije potrebne drugim datotekama te skriptu za ponovno postavljanje layouta ako prozor promijeni veličinu) i </text:span><text:span text:style-name="T265">footerScript.js</text:span><text:span text:style-name="T8"> (koja sadrži funkcije za počinjanje i završavanje simulacije te JavaScript koji stvara SVG-ove).</text:span></text:p>
          <text:p text:style-name="P86"><text:span text:style-name="T8">P</text:span><text:span text:style-name="T12">ri pisanju datoteke </text:span><text:span text:style-name="T267">PicoBlaze.html</text:span><text:span text:style-name="T12"> naletio sam na, koliko se sjećam, tri ozbiljnija problema. Prvi je bio to što sam u JavaScriptu pokušao napraviti da moj program sintaksno oboji (</text:span><text:span text:style-name="T176">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76">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04">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89">&lt;pre&gt;</text:span><text:span text:style-name="T129"> element ispred tog </text:span><text:span text:style-name="T289">&lt;pre&gt;</text:span><text:span text:style-name="T129"> elementa u koji se ukucava asemblerski kod, te da u tom transparentnom </text:span><text:span text:style-name="T289">&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89">PicoBlaze.html</text:span><text:span text:style-name="T15"> bila su da su različiti internetski preglednici različito interpretirali CSS koji sam napisao. </text:span><text:span text:style-name="T16">Prvi od njih bilo je da su se </text:span><text:span text:style-name="T175">tooltipsi </text:span><text:span text:style-name="T16">koji se pojave kada korisnik prijeđe mišem preko gumba sa slikom (</text:span><text:span text:style-name="T175">play</text:span><text:span text:style-name="T16">, </text:span><text:span text:style-name="T175">pause</text:span><text:span text:style-name="T16">, </text:span><text:span text:style-name="T175">stop</text:span><text:span text:style-name="T16">, </text:span><text:span text:style-name="T175">single step</text:span><text:span text:style-name="T16"> i </text:span><text:span text:style-name="T175">fast forward</text:span><text:span text:style-name="T16">) dobro prikazivali u Firefoxu, ali su u Chromeu bili pomaknuti znatno u lijevo. Netko mi je na internetskom forumu predložio da to jednostavno mogu riješiti tako da u CSS pravila za gumbe dodam pravilo „</text:span><text:span text:style-name="T266">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66">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94"> play, pause, fast forward</text:span><text:span text:style-name="T69"> i</text:span><text:span text:style-name="T194">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95">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96">layout</text:span><text:span text:style-name="T72"> se pokida kad se prijeđe u </text:span><text:span text:style-name="T196">lan</text:span><text:span text:style-name="T206">d</text:span><text:span text:style-name="T196">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85">&lt;div&gt;</text:span><text:span text:style-name="T90"> element s brojevima linija i </text:span><text:span text:style-name="T285">&lt;pre&gt;</text:span><text:span text:style-name="T90"> element u koji se ukucava asemblerski kôd imaju različite prorede, tako da linije koda i oznake </text:span><text:span text:style-name="T93">brojeva</text:span><text:span text:style-name="T90"> linija nisu </text:span><text:span text:style-name="T198">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86">&lt;div&gt;</text:span><text:span text:style-name="T91"> element s brojevima linija ne </text:span><text:span text:style-name="T197">scrollira</text:span><text:span text:style-name="T91"> se zajedno s onim </text:span><text:span text:style-name="T286">&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97">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07">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13">Regbanks-Flags Test</text:span><text:span text:style-name="T143">”,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4"><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64">a</text:span><text:span text:style-name="T7"> u naredbi „</text:span><text:span text:style-name="T264">load s0, a</text:span><text:span text:style-name="T7">” heksadekadska </text:span><text:span text:style-name="T144">je</text:span><text:span text:style-name="T7"> konstanta </text:span><text:span text:style-name="T145">(</text:span><text:span text:style-name="T291">a</text:span><text:span text:style-name="T145"> je heksadekadski 10)</text:span><text:span text:style-name="T7">, i treba biti obojena isto kao token </text:span><text:span text:style-name="T264">0</text:span><text:span text:style-name="T7"> u naredbi „</text:span><text:span text:style-name="T264">load s0, 0</text:span><text:span text:style-name="T7">”, a ne kao u „</text:span><text:span text:style-name="T264">regbank a</text:span><text:span text:style-name="T7">”, gdje je </text:span><text:span text:style-name="T264">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95"><text:span text:style-name="T122">Dok sam pisao potprogram </text:span><text:span text:style-name="T288">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0">fetchati</text:span><text:span text:style-name="T7"> PicoBlazeove asemblerske programe s mog GitHub profila (s domene </text:span><text:span text:style-name="T264">raw.githubusercontent.com</text:span><text:span text:style-name="T7">) </text:span><text:span text:style-name="T24">iz JavaScripta koji se nalazi na mojoj web-stranici (na domeni </text:span><text:span text:style-name="T268">flatassembler.github.io</text:span><text:span text:style-name="T24">), da je to jedan od načina na koji TOR Browser štiti od </text:span><text:span text:style-name="T179">cross-site scripting</text:span><text:span text:style-name="T24"> napada. </text:span><text:span text:style-name="T25">Međutim, kada sam to </text:span><text:span text:style-name="T180">fetchanje</text:span><text:span text:style-name="T25"> primjera asemblerskih programa isprobao u TOR </text:span><text:soft-page-break/><text:span text:style-name="T25">Browseru, radilo je. </text:span><text:span text:style-name="T26">Otvorio sam </text:span><text:span text:style-name="T181">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77">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78">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79">innerHTML</text:span><text:span text:style-name="T82"> </text:span><text:span text:style-name="T83">(recimo, da u to umetne „</text:span><text:span text:style-name="T280">&lt;img src=</text:span><text:span text:style-name="T297">"X" onerror="alert('x')"&gt;</text:span><text:span text:style-name="T83">”)</text:span><text:span text:style-name="T82">. </text:span><text:span text:style-name="T83">Valjda ta odluka potječe iz vremena kada se JSON parsirao naredbom </text:span><text:span text:style-name="T280">eval</text:span><text:span text:style-name="T83">, </text:span><text:span text:style-name="T84">pa si uistinu mogao napraviti cross-site scripting napad tako da umetneš neispravan JSON (kakav naredba </text:span><text:span text:style-name="T281">JSON.parse</text:span><text:span text:style-name="T84">, koja se danas koristi za parsiranje JSON-a, ne bi prihvatila, </text:span><text:span text:style-name="T85">ali </text:span><text:span text:style-name="T282">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5"><text:span text:style-name="T262">TreeNode.js</text:span><text:span text:style-name="T7"> – sadrži JavaScript klasu pod nazivom </text:span><text:span text:style-name="T262">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5"><text:span text:style-name="T262">assembler.js</text:span><text:span text:style-name="T7"> – radi semantičku provjeru asemblerskog koda (recimo, je li prvi argument naredbe </text:span><text:span text:style-name="T262">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62">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62">assembler.js</text:span><text:span text:style-name="T7"> i </text:span><text:span text:style-name="T262">simulator.js</text:span><text:span text:style-name="T7"> svoje rezultate ne vraćaju kao povratnu vrijednost funkcije, nego ih pišu u globalne varijable. Potprogram </text:span><text:span text:style-name="T262">assembler.js</text:span><text:span text:style-name="T7"> piše svoje rezultate u globalni objekt </text:span><text:span text:style-name="T262">machineCode</text:span><text:span text:style-name="T7">, odakle ih potprogram </text:span><text:span text:style-name="T262">simulator.js</text:span><text:span text:style-name="T7"> čita. </text:span><text:span text:style-name="T95">Riječ </text:span><text:span text:style-name="T199">assembler</text:span><text:span text:style-name="T95"> znači </text:span><text:span text:style-name="T199">sastavljač</text:span><text:span text:style-name="T95">, dolazi, preko francuskog, od latinskog </text:span><text:span text:style-name="T199">assimulare </text:span><text:span text:style-name="T95">(sastaviti), od </text:span><text:span text:style-name="T199">ad</text:span><text:span text:style-name="T95"> (na) i </text:span><text:span text:style-name="T199">s</text:span><text:span text:style-name="T205">i</text:span><text:span text:style-name="T199">m</text:span><text:span text:style-name="T205">u</text:span><text:span text:style-name="T199">l</text:span><text:span text:style-name="T95"> (</text:span><text:span text:style-name="T115">zajedno</text:span><text:span text:style-name="T95">).</text:span></text:p>
        </text:list-item>
        <text:list-item>
          <text:p text:style-name="P87"><text:span text:style-name="T262">parser.js</text:span><text:span text:style-name="T7"> – Parser (od latinskog</text:span><text:span text:style-name="T170"> pars</text:span><text:span text:style-name="T7">, </text:span><text:span text:style-name="T170">dio</text:span><text:span text:style-name="T7">)</text:span><text:span text:style-name="T170">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0">abstract syntax tree</text:span><text:span text:style-name="T7">, apstraktno sintaksno stablo. Kao objašnjenje zašto je to potrebno, uzmite u obzir sljedeću rečenicu iz Cezarovog </text:span><text:span text:style-name="T170">De Bello Gallico</text:span><text:span text:style-name="T7"> (koja je bila na županijskom natjecanju iz latinskog jezika 2016. godine, 6. svitak, 24. poglavlje):</text:span><text:span text:style-name="T170"> Ea, quae fertilissima totius Germaniae sunt, loca Graecis aliquibus </text:span><text:span text:style-name="T225">nota</text:span><text:span text:style-name="T170"> fama esse loquuntur. </text:span><text:span text:style-name="T7">S kojom je riječi povezana riječ</text:span><text:span text:style-name="T170"> nota </text:span><text:span text:style-name="T7">(poznata)? Ako znate samo malo latinskog, vjerojatno biste pomislili da je riječ </text:span><text:span text:style-name="T170">nota</text:span><text:span text:style-name="T7"> gramatički povezana s </text:span><text:span text:style-name="T170">fama</text:span><text:span text:style-name="T7"> (slava, glasina), da je to pleonazam i da riječ </text:span><text:span text:style-name="T170">nota</text:span><text:span text:style-name="T7"> treba zanemariti. No, to je krivo. Riječ </text:span><text:span text:style-name="T170">nota </text:span><text:span text:style-name="T7">povezana je s riječju </text:span><text:span text:style-name="T170">loca</text:span><text:span text:style-name="T7"> (mjesta, lokacije). Riječ </text:span><text:span text:style-name="T170">fama </text:span><text:span text:style-name="T7">je u ablativu jednine (ablativ je latinski padež koji odgovara hrvatskom lokativu, instrumentalu te genitivu u značenju </text:span><text:span text:style-name="T170">iz koga</text:span><text:span text:style-name="T7"> ili </text:span><text:span text:style-name="T170">iz čega</text:span><text:span text:style-name="T7">), a igrom slučaja na latinskom jeziku akuzativ množine u drugoj deklinaciji u srednjem rodu i ablativ jednine prve deklinacije imaju isti nastavak</text:span><text:span text:style-name="T170"> </text:span><text:span text:style-name="T7">(to jest, isti su u pisanom latinskom ako ne označavamo naglaske, inače je </text:span><text:span text:style-name="T170">a</text:span><text:span text:style-name="T7"> u nastavku u</text:span><text:span text:style-name="T170"> fama</text:span><text:span text:style-name="T7"> dugo, a u</text:span><text:span text:style-name="T170"> nota</text:span><text:span text:style-name="T7"> kratko). </text:span><text:span text:style-name="T37">R</text:span><text:span text:style-name="T7">ečenica znači:</text:span><text:span text:style-name="T170"> Kažu</text:span><text:span text:style-name="T7"> </text:span><text:span text:style-name="T170">(loquuntur)</text:span><text:span text:style-name="T7"> </text:span><text:span text:style-name="T170">da su (esse) ona (ea) mjesta, koja (quae) su (sunt) najplodnija (fertilissima) u cijeloj (totius) Germaniji, nekim (aliqu</text:span><text:span text:style-name="T171">i</text:span><text:span text:style-name="T170">bus) Grcima (Graecis) glasinom poznata.</text:span><text:span text:style-name="T7"> </text:span><text:span text:style-name="T61">Pridjev </text:span><text:span text:style-name="T192">fertilis</text:span><text:span text:style-name="T61"> (</text:span><text:span text:style-name="T192">plodan</text:span><text:span text:style-name="T61">) ima nepravilan superlativ</text:span><text:span text:style-name="T192"> fertilissimus</text:span><text:span text:style-name="T61"> umjesto</text:span><text:span text:style-name="T192">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63">https://latin.stackexchange.com/q/21069/8533</text:span></text:p></text:note-body></text:note></text:span><text:span text:style-name="T61">.</text:span><text:span text:style-name="T192"> </text:span><text:soft-page-break/><text:span text:style-name="T10">Imenica </text:span><text:span text:style-name="T173">locus</text:span><text:span text:style-name="T10"> (mjesto) obično je muškog roda i množina joj je</text:span><text:span text:style-name="T173"> loci</text:span><text:span text:style-name="T10">, ali, kad označava neku površinu </text:span><text:span text:style-name="T11">(kao u ovom slučaju)</text:span><text:span text:style-name="T10">, onda je srednjeg roda i množina joj je</text:span><text:span text:style-name="T173"> loca</text:span><text:span text:style-name="T10">.</text:span><text:span text:style-name="T170"> </text:span><text:span text:style-name="T7">Glagol</text:span><text:span text:style-name="T170"> biti</text:span><text:span text:style-name="T7"> je jednom u prezentu (</text:span><text:span text:style-name="T170">sunt</text:span><text:span text:style-name="T7">), a jednom u infinitivu (</text:span><text:span text:style-name="T170">esse</text:span><text:span text:style-name="T7">), zbog jednog nevažnog detalja iz latinske sintakse koji se zove</text:span><text:span text:style-name="T170"> akuzativ s infinitivom</text:span><text:span text:style-name="T7">. Glagol</text:span><text:span text:style-name="T170"> loquuntur</text:span><text:span text:style-name="T7"> je takozvani deponentni glagol, morfološki je pasivan, a semantički aktivan (zato je nastavak </text:span><text:span text:style-name="T170">-untur</text:span><text:span text:style-name="T7">, a ne </text:span><text:span text:style-name="T170">-unt</text:span><text:span text:style-name="T7">). Pridjev</text:span><text:span text:style-name="T170"> totus</text:span><text:span text:style-name="T7"> (cijeli) ima nepravilni genitiv jednine na</text:span><text:span text:style-name="T170"> -ius </text:span><text:span text:style-name="T7">(</text:span><text:span text:style-name="T170">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74"> </text:span><text:span text:style-name="T14">postoje i u programskim jezicima, i u takvim bi rečenicima</text:span><text:span text:style-name="T7"> parser spojio riječi </text:span><text:span text:style-name="T170">nota</text:span><text:span text:style-name="T7"> i </text:span><text:span text:style-name="T170">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0"> Najplodnija Njemica...</text:span><text:span text:style-name="T7">, no to bi se već teško dalo objasniti kao rezultat pogrešnog parsiranja. Ta su se najplodnija mjesta u Germaniji nalazila oko nekakve šume. Kasnije je u tom tekstu bilo</text:span><text:span text:style-name="T170"> Ea (tamo = u toj šumi; </text:span><text:span text:style-name="T208">ea</text:span><text:span text:style-name="T132"> s kratkim </text:span><text:span text:style-name="T208">a</text:span><text:span text:style-name="T132"> je zamjenica </text:span><text:span text:style-name="T208">ona</text:span><text:span text:style-name="T132">, a </text:span><text:span text:style-name="T208">ea</text:span><text:span text:style-name="T132"> s dugim </text:span><text:span text:style-name="T208">a</text:span><text:span text:style-name="T132"> je prilog </text:span><text:span text:style-name="T208">tamo</text:span><text:span text:style-name="T170">) nascuntur (rađaju se) alces (sjeverni jeleni)...</text:span><text:span text:style-name="T7">, a ona je to navodno prevela s</text:span><text:span text:style-name="T170"> Ona rađa sjeverne jelene...</text:span><text:span text:style-name="T7">, a to opet nije stvar krivog parsiranja kad po morfologiji vidimo da je</text:span><text:span text:style-name="T170"> nascuntur</text:span><text:span text:style-name="T7"> pasiv i vidimo da je u množini </text:span><text:span text:style-name="T231">(</text:span><text:span text:style-name="T232">ra</text:span><text:span text:style-name="T203">đa</text:span><text:span text:style-name="T110"> </text:span><text:span text:style-name="T118">bi bilo</text:span><text:span text:style-name="T110"> </text:span><text:span text:style-name="T203">nascit</text:span><text:span text:style-name="T110">, </text:span><text:span text:style-name="T154">a ne </text:span><text:span text:style-name="T214">nascuntur</text:span><text:span text:style-name="T110">)</text:span><text:span text:style-name="T7">.</text:span><text:span text:style-name="T170"> </text:span><text:span text:style-name="T7">Parser za asemblerski jezik bio je mnogo lakši za napisati nego parser za AEC, moj programski jezik. Parser za moj programski jezik</text:span><text:span text:style-name="T260"><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62">parser.js</text:span><text:span text:style-name="T7"> sadrži 125 redaka. Zapravo, jedino što je nužno parsirati u asembleru za PicoBlaze jesu aritmetički izrazi. Algoritam napisan u datoteci </text:span><text:span text:style-name="T262">parser.js</text:span><text:span text:style-name="T7"> ide ovako:</text:span></text:p>
          <text:list>
            <text:list-item>
              <text:p text:style-name="P88"><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62">parser.js</text:span><text:span text:style-name="T7"> zato za svaki par zagrada umeće čvor s tekstom </text:span><text:span text:style-name="T262">()</text:span><text:span text:style-name="T7">, i njegova su djeca (polje </text:span><text:span text:style-name="T262">children</text:span><text:span text:style-name="T7"> iz klase </text:span><text:span text:style-name="T262">TreeNode</text:span><text:span text:style-name="T7">) niz koji vrati rekurzija.</text:span></text:p>
            </text:list-item>
            <text:list-item>
              <text:p text:style-name="P88"><text:span text:style-name="T7">Prolazi kroz niz koji ti je dao tokenizer i za svaku riječ provjeri nalazi li se na popisu mnemonika (tako se tradicionalno zovu glagoli u asemblerskom jeziku</text:span><text:span text:style-name="T260"><text:note text:id="ftn13" text:note-class="footnote"><text:note-citation>13</text:note-citation><text:note-body><text:p text:style-name="Footnote"><text:span text:style-name="T1">Navodno se tako zovu jer ih je lakše zapamtiti </text:span><text:span text:style-name="T233">nego</text:span><text:span text:style-name="T1"> nizove nula </text:span><text:span text:style-name="T233">i</text:span><text:span text:style-name="T1"> jedinica u strojnom jeziku, od starogrčkog </text:span><text:span text:style-name="T234">μνημονικος</text:span><text:span text:style-name="T1"> (</text:span><text:span text:style-name="T234">mnemonikos</text:span><text:span text:style-name="T1">) što znači </text:span><text:span text:style-name="T234">pamćenje</text:span><text:span text:style-name="T236">. Morate se naviknuti da je informatika prepuna besmislenih imena. Uzmite u obzir </text:span><text:span text:style-name="T237">i</text:span><text:span text:style-name="T236"> da je ime </text:span><text:span text:style-name="T234">digitalna elektronika</text:span><text:span text:style-name="T236"> poprilično besmisleno, ono se prevodi kao </text:span><text:span text:style-name="T235">prst-jantar</text:span><text:span text:style-name="T236">. Nekome bi u antici, tko zna latinski </text:span><text:span text:style-name="T237">i</text:span><text:span text:style-name="T236">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62">PicoBlaze.html</text:span><text:span text:style-name="T7">. Ako se riječ na koju si upravo naišao nalazi jednom od tih popisa, a nije da je riječ jednaka </text:span><text:span text:style-name="T262">enable</text:span><text:span text:style-name="T7"> ili </text:span><text:span text:style-name="T262">disable</text:span><text:span text:style-name="T7"> i da je dužina niza jednaka jedinici (jer </text:span><text:span text:style-name="T262">enable</text:span><text:span text:style-name="T7"> i </text:span><text:span text:style-name="T262">disable</text:span><text:span text:style-name="T7">, osim što mogu biti glagoli, mogu biti i, recimo to tako, prilozi glagola </text:span><text:span text:style-name="T262">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8"><text:span text:style-name="T7">Parsiraj aritmetičke izraze. Prvo se baktaj s unarnim operatorima, njih se detektira kao tokeni </text:span><text:span text:style-name="T262">+</text:span><text:span text:style-name="T7"> (plus) i </text:span><text:span text:style-name="T262">–</text:span><text:span text:style-name="T7"> (minus) ispred kojih se ne nalazi ništa (prvi token u nizu), ili se ispred njih nalaze tokeni </text:span><text:span text:style-name="T262">,</text:span><text:span text:style-name="T7"> (zarez), </text:span><text:span text:style-name="T262">(</text:span><text:span text:style-name="T7"> (otvorena zagrada) ili token koji sadrži znak za novi red. Zatim konstruiraj </text:span><text:soft-page-break/><text:span text:style-name="T7">lambda-funkciju </text:span><text:span text:style-name="T262">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62">^</text:span><text:span text:style-name="T7">, jer on ima najveći prioritet, zatim se poziva za operatore množenja i dijeljenja, </text:span><text:span text:style-name="T262">*</text:span><text:span text:style-name="T7"> i </text:span><text:span text:style-name="T262">/</text:span><text:span text:style-name="T7">, te konačno za zbrajanje i oduzimanje, </text:span><text:span text:style-name="T262">+</text:span><text:span text:style-name="T7"> i </text:span><text:span text:style-name="T262">-</text:span><text:span text:style-name="T7">. Parser za moj programski jezik mora paziti na razliku između lijevo-asocijativnih operatora i desno-asocijativnih operatora </text:span><text:span text:style-name="T89">(kao što su ternarni uvjetni operator </text:span><text:span text:style-name="T284">?:</text:span><text:span text:style-name="T89">, operator pridruživanja </text:span><text:span text:style-name="T284">:=</text:span><text:span text:style-name="T89"> i skraćena pridruživanja </text:span><text:span text:style-name="T284">+=</text:span><text:span text:style-name="T89">, </text:span><text:span text:style-name="T284">-=</text:span><text:span text:style-name="T89">, </text:span><text:span text:style-name="T284">*=</text:span><text:span text:style-name="T89"> i </text:span><text:span text:style-name="T284">/=</text:span><text:span text:style-name="T89">)</text:span><text:span text:style-name="T7">. No, budući da su svi aritmetički operatori lijevo-asocijativni, to</text:span><text:span text:style-name="T228"> </text:span><text:span text:style-name="T230">u </text:span><text:span text:style-name="T160">parseru za asemblerski jezik</text:span><text:span text:style-name="T228">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62">PicoBlaze.html</text:span><text:span text:style-name="T7"> za potrebe traženja grešaka u asembleru ispisuje na preglednikovu konzolu JavaScriptinom naredbom </text:span><text:span text:style-name="T262">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02">Fofeu</text:span><text:span text:style-name="T202"><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64">enable</text:span><text:span text:style-name="T7"> i </text:span><text:span text:style-name="T264">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21817908634838" text:continue-numbering="true" text:style-name="WWNum1">
        <text:list-item>
          <text:p text:style-name="P85"><text:span text:style-name="T262">preprocessor.js</text:span><text:span text:style-name="T7"> – Prima strukturu koju pravi parser i određuje adrese labelsa (labelsi su oznake na koje je moguće skočiti naredbom </text:span><text:span text:style-name="T262">goto</text:span><text:span text:style-name="T7">, ili, kako se u assemblerskom jeziku zove ta naredba, </text:span><text:span text:style-name="T262">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62">int 0x3</text:span><text:span text:style-name="T7"> (u doba DOS-a služila za pozivanje debuggera) ima 8 bitova (u heksadekadskom formatu je </text:span><text:span text:style-name="T262">cc</text:span><text:span text:style-name="T7">), dok</text:span><text:span text:style-name="T262"> int 0x20</text:span><text:span text:style-name="T7"> (u doba prvih verzija DOS-a služila za zatvaranje programa) ima 16 bitova (u heksadekadskom formatu je </text:span><text:span text:style-name="T262">20cd</text:span><text:span text:style-name="T7">), a </text:span><text:span text:style-name="T262">mov rax,[3*rbx+7]</text:span><text:span text:style-name="T7"> ima 40 bitova (heksadekadski </text:span><text:span text:style-name="T262">8b485b440007</text:span><text:span text:style-name="T7">). Potprogram </text:span><text:span text:style-name="T262">preprocessor.js</text:span><text:span text:style-name="T7"> također izvršava i sprema rezultate direktiva </text:span><text:span text:style-name="T262">constant</text:span><text:span text:style-name="T7"> i </text:span><text:span text:style-name="T262">namereg</text:span><text:span text:style-name="T7"> (za preimenovanje registara u smislene nazive) u </text:span><text:span text:style-name="T262">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0"> Only PERL can parse PERL.</text:span><text:span text:style-name="T7">.</text:span><text:span text:style-name="T170"> </text:span><text:span text:style-name="T7">Potprogram </text:span><text:span text:style-name="T262">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64">#target WASI</text:span><text:span text:style-name="T7">” ili „</text:span><text:span text:style-name="T264">#targe</text:span><text:span text:style-name="T269">t</text:span><text:span text:style-name="T264"> browser</text:span><text:span text:style-name="T7">”, postavlja da globalna varijabla </text:span><text:span text:style-name="T264">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69">#target WASI</text:span><text:span text:style-name="T34">” ili „</text:span><text:span text:style-name="T269">#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82">browser</text:span><text:span text:style-name="T34">) i WASI (</text:span><text:span text:style-name="T182">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69">$stack_pointer</text:span><text:span text:style-name="T34">. To je, dakle, bio </text:span><text:span text:style-name="T182">quick-and-dirty fix</text:span><text:span text:style-name="T34"> da se moj compiler može koristiti ako ciljamo WASI.</text:span></text:p>
        </text:list-item>
        <text:list-item>
          <text:p text:style-name="P85"><text:span text:style-name="T262">simulator.js</text:span><text:span text:style-name="T7"> – Taj se potprogram pokreće u zasebnoj dretvi kad pritisnemo tipku </text:span><text:span text:style-name="T170">play</text:span><text:span text:style-name="T7"> ili </text:span><text:span text:style-name="T170">fast forward</text:span><text:span text:style-name="T7">, a u istoj dretvi ako pritisnemo tipku </text:span><text:span text:style-name="T170">single step</text:span><text:span text:style-name="T7">. On čita strojni kod u heksadekadskom obliku koji je u globalni objekt </text:span><text:span text:style-name="T262">machineCode</text:span><text:span text:style-name="T7"> (deklariran u </text:span><text:span text:style-name="T262">PicoBlaze.html</text:span><text:span text:style-name="T7">) upisao potprogram </text:span><text:span text:style-name="T262">assembler.js</text:span><text:span text:style-name="T7">, te simulira PicoBlaze pišući i čitajući iz memorije (globalni objekt </text:span><text:span text:style-name="T262">memory</text:span><text:span text:style-name="T7"> tipa </text:span><text:span text:style-name="T262">Uint8Array</text:span><text:span text:style-name="T7"> deklariran u </text:span><text:span text:style-name="T262">PicoBlaze.html</text:span><text:span text:style-name="T7">), registara (niz, zvan</text:span><text:span text:style-name="T262"> registers</text:span><text:span text:style-name="T7">,</text:span><text:span text:style-name="T262"> </text:span><text:span text:style-name="T7">od dva globalna objekta tipa <text:s/></text:span><text:span text:style-name="T262">Uint8Array</text:span><text:span text:style-name="T7"> deklarirana u <text:s/></text:span><text:span text:style-name="T262">PicoBlaze.html</text:span><text:span text:style-name="T7">, te globalna varijabla </text:span><text:span text:style-name="T262">PC</text:span><text:span text:style-name="T7">, </text:span><text:span text:style-name="T221">program counter</text:span><text:span text:style-name="T162">, koja pokazuje na naredbu u memoriji koja se trenutno izvršava</text:span><text:span text:style-name="T7">) i zastavica (gloablnih nizova </text:span><text:span text:style-name="T262">flagC</text:span><text:span text:style-name="T7">, </text:span><text:span text:style-name="T262">flagZ</text:span><text:span text:style-name="T7"> te globalnih varijabli </text:span><text:span text:style-name="T262">flagIE</text:span><text:span text:style-name="T7"> i </text:span><text:span text:style-name="T262">regbank</text:span><text:span text:style-name="T7">), pišući u izlaze (globalni objekt </text:span><text:span text:style-name="T262">output</text:span><text:span text:style-name="T7">), čitajući, koristeći DOM, ulaze iz one tablice s 256 HTML-ovih </text:span><text:span text:style-name="T262">input</text:span><text:span text:style-name="T7">-a, te upravljajući stogom </text:span><text:span text:style-name="T262">callStack</text:span><text:span text:style-name="T7">. Naknadno je dodano da za svaku naredbu provjerava je li na njoj breakpoint </text:span><text:span text:style-name="T87">(to je moguće tako što globalni objekt </text:span><text:span text:style-name="T283">machineCode</text:span><text:span text:style-name="T87">, osim heksadekadskih stringova koji predstavljaju naredbe u strojnom kodu, sadrži i redni broj linije asemblerskog koda odakle naredbe dolaze, pa potprogram </text:span><text:span text:style-name="T283">simulator.js</text:span><text:span text:style-name="T87"> može provjeriti nalazi li se redni broj linije asemblerskog koda odakle dolazi trenutna naredba strojnog koda u globalnom nizu </text:span><text:span text:style-name="T283">breakpoints</text:span><text:span text:style-name="T87">)</text:span><text:span text:style-name="T7">. Potprogram </text:span><text:span text:style-name="T262">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0">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64">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0">regbank</text:span><text:span text:style-name="T7">, da li zadržavaju svoj sadržaj ili postoje zasebne zastavice za svaki </text:span><text:span text:style-name="T170">regbank </text:span><text:span text:style-name="T7">(kao na računalu Z80, koji je po mnogo čemu sličan PicoBlazeu, ali o njemu ima daleko više informacija na internetu). Odlučio sam u </text:span><text:span text:style-name="T264">simulator.js</text:span><text:span text:style-name="T7"> uprogramirati da za svaki </text:span><text:span text:style-name="T170">regbank</text:span><text:span text:style-name="T7"> postoje zasebne zastavice </text:span><text:span text:style-name="T42">(kao na Z80)</text:span><text:span text:style-name="T7">, </text:span><text:span text:style-name="T39">a ispod tablice sa zastavicima napisati napomenu „</text:span><text:span text:style-name="T184">I have good reasons to think the emulation of flags is unrealistic, especially when it comes to REGBANKs.</text:span><text:span text:style-name="T39">”</text:span><text:span text:style-name="T7">. </text:span><text:span text:style-name="T101">Također sam naletio na problem da sam i u </text:span><text:span text:style-name="T287">assembler.js</text:span><text:span text:style-name="T101"> i </text:span><text:span text:style-name="T103">u</text:span><text:span text:style-name="T101"> </text:span><text:span text:style-name="T287">simulator.js</text:span><text:span text:style-name="T101"> uprogramirao krivi </text:span><text:span text:style-name="T200">opcode</text:span><text:span text:style-name="T101"> za mnemoniku </text:span><text:span text:style-name="T287">star</text:span><text:span text:style-name="T101"> (</text:span><text:span text:style-name="T219">st</text:span><text:span text:style-name="T200">ore </text:span><text:span text:style-name="T219">ar</text:span><text:span text:style-name="T200">gument</text:span><text:span text:style-name="T101">, stavi podatak u registar u drugoj </text:span><text:span text:style-name="T200">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1">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5"><text:span text:style-name="T262">tokenizer.js</text:span><text:span text:style-name="T7"> – Tokenizer je dio compilera koji kaže drugim dijelovima compilera gdje završava koja riječ, a gdje počinje druga, u programskom jeziku. Riječi u programskom jeziku zovu se tokeni (engleski </text:span><text:span text:style-name="T170">token</text:span><text:span text:style-name="T7"> izvan svijeta informatike znači </text:span><text:span text:style-name="T170">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0">hiragana</text:span><text:span text:style-name="T7">, </text:span><text:span text:style-name="T170">katakana</text:span><text:span text:style-name="T7"> i </text:span><text:span text:style-name="T170">kandži</text:span><text:span text:style-name="T7">. </text:span><text:span text:style-name="T170">Kandži</text:span><text:span text:style-name="T7"> su kineski znakovi i koriste se za pisanje korijena riječi </text:span><text:span text:style-name="T28">(i izvorno japanskih riječi i ranih posuđenica iz kineskog)</text:span><text:span text:style-name="T7">. </text:span><text:span text:style-name="T170">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text:span><text:soft-page-break/><text:span text:style-name="T28">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0">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62">tokenizer.js</text:span><text:span text:style-name="T7"> ima 95 linija. Tokenizer za moj programski jezik</text:span><text:span text:style-name="T260"><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0">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62">\”</text:span><text:span text:style-name="T7">...), dok tokenizer za PicoBlazeov asembler ne mora. U compileru za moj programski jezik tokenizer zamjenjuje tokene poput </text:span><text:span text:style-name="T262">'a'</text:span><text:span text:style-name="T7"> odgovarajućim ASCII vrijednostima (što možda i nije bila dobra ideja, jer poruke o pogreškama tipa</text:span><text:span text:style-name="T170"> unexpected token </text:span><text:span text:style-name="T7">zbog toga mogu biti nejasne), u asembleru za PicoBlaze to radi potprogram </text:span><text:span text:style-name="T262">TreeNode.js</text:span><text:span text:style-name="T7">.</text:span></text:p>
          <text:p text:style-name="P98"><text:span text:style-name="T7">Kada sam pisao primjer PicoBlaze asemblerskog programa zvan „</text:span><text:span text:style-name="T170">Regbanks-Flags Test</text:span><text:span text:style-name="T7">”, naletio sam na idući problem. Programi kao što je ovaj:</text:span></text:p>
          <text:p text:style-name="P91">address 0</text:p>
          <text:p text:style-name="P91">load s9, " "</text:p>
          <text:p text:style-name="P89"><text:span text:style-name="T138">Prva naredba znači „</text:span><text:span text:style-name="T210">Počni pisati strojni kod od adrese 0.</text:span><text:span text:style-name="T138">” (i svaki PicoBlaze asemblerski program mora počinjati takvom naredbom), a druga naredba znaći „</text:span><text:span text:style-name="T210">U registar </text:span><text:span text:style-name="T296">s9</text:span><text:span text:style-name="T210"> učitaj ASCII vrijednost razmaka.</text:span><text:span text:style-name="T138">”. Kad sam svom PicoBlaze simulatoru zadao da to asemblira, dobio sam ovakvu poruku o pogrešci: „</text:span><text:span text:style-name="Emphasis"><text:span text:style-name="T226">Line </text:span></text:span><text:span text:style-name="Emphasis"><text:span text:style-name="T227">#2</text:span></text:span><text:span text:style-name="Emphasis"><text:span text:style-name="T226">: The AST node "load" should have exactly three child nodes (a comma is also a child node).</text:span></text:span><text:span text:style-name="T138">”. To sam na brzinu riješio tako što sam umjesto druge naredbe napisao:</text:span></text:p>
          <text:p text:style-name="P91">load s9, 20 ;Space</text:p>
          <text:p text:style-name="P93">Naime, 20 je heksadekadski ASCII kod od razmaka. Pretpostav<text:span text:style-name="T366">io sam odmah</text:span> da se programi kao što je onaj koji sam napisao gore ne daju asemblirati zbog nekog buga u tokenizeru, ali nisam točnije dijagnosticirao problem. <text:span text:style-name="T366">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70">examplese</text:span><text:span text:style-name="T7">. Slike koje predstavljaju </text:span><text:span text:style-name="T170">play</text:span><text:span text:style-name="T7">, </text:span><text:span text:style-name="T170">pause</text:span><text:span text:style-name="T7">, </text:span><text:span text:style-name="T170">stop</text:span><text:span text:style-name="T7">, </text:span><text:span text:style-name="T170">fast forward</text:span><text:span text:style-name="T7"> i </text:span><text:span text:style-name="T170">single step</text:span><text:span text:style-name="T7"> su u SVG formatu i uređivane u Inkscapeu. Ikona za </text:span><text:span text:style-name="T170">Assembler Test</text:span><text:span text:style-name="T7"> u GIF je formatu i uređivana u GIMP-u. Ikone za primjer </text:span><text:span text:style-name="T170">Hexadecimal Counter</text:span><text:span text:style-name="T7"> te ikona koja predstavlja točku prekida (</text:span><text:span text:style-name="T170">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77">More people have been to Russia than I have.</text:span><text:span text:style-name="T19">”, „</text:span><text:span text:style-name="T177">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text:span><text:soft-page-break/><text:span text:style-name="T19">sve sintaksne greške. Primijetite da je ovo posve druga vrsta besmislice nego Chomskyjeva rečenica „</text:span><text:span text:style-name="T177">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77">Omne homo habens asinum videt illum.</text:span><text:span text:style-name="T19">”, nju je teško gramatički analizirati, ali, po njemu, svatko tko govori latinski složit će se da je to gramatički ispravna rečenica i da znači „</text:span><text:span text:style-name="T177">Ne posjeduješ magarca ako ga ne vidiš.</text:span><text:span text:style-name="T19">”. Govornici engleskog jezika ne slažu se što znači „</text:span><text:span text:style-name="T177">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83">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313">kaya3</text:span><text:span text:style-name="T333"> misli da se re</text:span><text:span text:style-name="T247">čenice kao što je „</text:span><text:span text:style-name="T240">Omne homo habens asinum videt illum.</text:span><text:span text:style-name="T247">” mogu napraviti u Rustu i u drugim programskim jezicima koji podržavaju </text:span><text:span text:style-name="T240">pattern-matching</text:span><text:span text:style-name="T247">: </text:span><text:span text:style-name="T299">https://languagedesign.stackexchange.com/a/1463/330</text:span></text:p></text:note-body></text:note></text:span><text:span text:style-name="T38">, ali rečenice kao što su „</text:span><text:span text:style-name="T183">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78">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70">?:</text:span><text:span text:style-name="T270"><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70">?:</text:span><text:span text:style-name="T43"> u PHP-u skraćeno pišu </text:span><text:span text:style-name="T186">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85">rici</text:span><text:span text:style-name="T185"><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71">d = 0 ? 0 : n / d</text:span></text:span><text:span text:style-name="T44">” (ako je varijabla </text:span><text:span text:style-name="T271">d</text:span><text:span text:style-name="T44"> jednaka nuli; </text:span><text:span text:style-name="T271">=</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71">n / d</text:span><text:span text:style-name="T44">” </text:span><text:span text:style-name="T46">(treći operand)</text:span><text:span text:style-name="T44"> izračunava prije nego </text:span><text:span text:style-name="T49">što se izračunava</text:span><text:span text:style-name="T44"> „</text:span><text:span text:style-name="T271">d = 0</text:span><text:span text:style-name="T44">” </text:span><text:span text:style-name="T46">(prvi operand)</text:span><text:span text:style-name="T44">. </text:span><text:span text:style-name="T46">Pa mi je </text:span><text:span text:style-name="T187">kaya3</text:span><text:span text:style-name="T46"> odgovorio da je jedna od stvari na koju moramo paziti kad implementiramo </text:span><text:span text:style-name="T272">?:</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63">https://github.com/FlatAssembler/AECforWebAssembly/issues/19#issue-1751055396</text:span></text:p></text:note-body></text:note></text:span><text:span text:style-name="T46">. </text:span><text:span text:style-name="T47">On je ispisivao ovakvu poruku o pogrešci:</text:span></text:p>
      <text:p text:style-name="P37"><text:span text:style-name="Source_20_Text"><text:span text:style-name="T273">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88">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89">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74">?:</text:span></text:span><text:span text:style-name="Source_20_Text"><text:span text:style-name="T54"> </text:span></text:span><text:span text:style-name="Source_20_Text"><text:span text:style-name="T190">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1">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13">Time flies like an arrow.</text:span>” (Je li <text:span text:style-name="T313">flies</text:span> ovdje glagol ili imenica? Je li <text:span text:style-name="T313">like</text:span> ovdje glagol ili veznik? <text:span text:style-name="T332">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313">typedef problem</text:span>. O<text:span text:style-name="T322">n je pojava da, </text:span><text:span text:style-name="T328">izvan konteksta</text:span><text:span text:style-name="T322">, </text:span><text:span text:style-name="T323">prvi*drugi;</text:span><text:span text:style-name="T322"> (točka-zarez je dio izraza) može značiti i „</text:span><text:span text:style-name="T325">Deklariraj pokazivač koji se zove 'drugi' koji će pokazivati na instancu klase ili strukture koja se zove 'prvi'.</text:span><text:span text:style-name="T322">”, ali može značiti i „</text:span><text:span text:style-name="T325">Uzmi vrijednosti varijabli koje se zovu 'prvi' i 'drugi', pomnoži ih, stavi rezultat na sistemski stog i onda ga zanemari.</text:span><text:span text:style-name="T322">”. Drugo značenje je, naravno, besmisleno (zanemarimo li da se operator množenja </text:span><text:span text:style-name="T324">*</text:span><text:span text:style-name="T322"> u C++-u može preopteretiti u nešto sa side-effectsima), ali je gramatički moguće. </text:span><text:span text:style-name="T327">Rečenice tipa „</text:span><text:span text:style-name="T326">Time flies like an arrow.</text:span><text:span text:style-name="T327">” nisu moguće niti na </text:span><text:span text:style-name="T329">PicoBlazeovom</text:span><text:span text:style-name="T327"> asemblerskom jeziku </text:span><text:span text:style-name="T329">(osim </text:span><text:span text:style-name="T331">što one</text:span><text:span text:style-name="T329"> riječi </text:span><text:span text:style-name="T330">enable</text:span><text:span text:style-name="T329"> i </text:span><text:span text:style-name="T330">disable</text:span><text:span text:style-name="T329"> mogu biti i glagoli i prilozi, ali to se trivijalno riješi u parseru)</text:span><text:span text:style-name="T327"> niti u mom programskom jeziku </text:span><text:span text:style-name="T328">(barem se nadam da je tako)</text:span><text:span text:style-name="T327">,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62">PicoBlaze.html</text:span><text:span text:style-name="T7"> dohvaća koristeći JavaScriptinu naredbu </text:span><text:span text:style-name="T262">fetch</text:span><text:span text:style-name="T7">. Prvi se primjer zove </text:span><text:span text:style-name="T170">Fibonacci Sequence</text:span><text:span text:style-name="T7">. On ispisuje Fibonaccijeve brojeve koji stanu u jedan byte (koliko su veliki PicoBlazeovi registri, svih 32), dakle, manje od 256. One koje se mogu prikazati u BCD (</text:span><text:span text:style-name="T170">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62">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12">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70">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0">Gray Code</text:span><text:span text:style-name="T7"> koristi algoritam opisan na engleskoj Wikipediji, te se vrti u beskonačnoj petlji čitajući s ulaza. Ima 25 redaka. Program </text:span><text:span text:style-name="T170">Assembler Test</text:span><text:span text:style-name="T7"> je besmislen program koji koristi sve naredbe koje podržava assembler za PicoBlaze, da bude lakše testirati assembler. </text:span><text:span text:style-name="T161">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10">Slika</text:span> <text:sequence text:ref-name="refText0" text:name="Text" text:formula="ooow:Text+1" style:num-format="1">1</text:sequence>: Program "Assembler Test" besmislen je program koji se dobije uz moj simulator PicoBlazea, <text:span text:style-name="T311">njemu</text:span> je <text:span text:style-name="T311">jedini</text:span> cilj ispoljiti greške u asembleru ukoliko one postoje.</text:p></draw:text-box></draw:frame><text:soft-page-break/></text:p>
      <text:p text:style-name="P31"><text:span text:style-name="T7">Naknadno su dodani primjeri </text:span><text:span text:style-name="T170">Binary to Decimal</text:span><text:span text:style-name="T7"> i </text:span><text:span text:style-name="T170">Hexadecimal Counter</text:span><text:span text:style-name="T162">. </text:span><text:span text:style-name="T221">Binary to Decimal</text:span><text:span text:style-name="T16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24">Binary to Decimal</text:span><text:span text:style-name="T168"> ima 54 retka. Isprobao sam ga na pravom PicoBlazeu i radio je. On koristi regbankse i zastavice, ali ne oslanja se na neku pretpostavku o tome kako se zastavice ponašaju kad se promijeni regbank, tako da to nije dokaz da </text:span><text:span text:style-name="T169">je</text:span><text:span text:style-name="T168"> emulacija zastavica </text:span><text:span text:style-name="T169">u mom simulatoru</text:span><text:span text:style-name="T168"> realistična </text:span><text:span text:style-name="T169">što se tiče</text:span><text:span text:style-name="T168"> regbank</text:span><text:span text:style-name="T169">sa</text:span><text:span text:style-name="T168">.</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21">Hexadecimal Counter </text:span><text:span text:style-name="T162">besmislen je program koji pali i gasi LED-ice te prikazuje heksadecimalne brojeve na 7-segmentnim pokaznicima. Nakon svih tih primjera dodan je i primjer </text:span><text:span text:style-name="T221">Decimal to Binary</text:span><text:span text:style-name="T162">, koji pretvara dekadske brojeve u binarne, a dekadski brojevi se u njega upisuju koristeći UART, a isto tako se iz UART-a čitaju binarni brojevi koji su rezultati. </text:span><text:span text:style-name="T223">Decimal to Binary</text:span><text:span text:style-name="T164"> najkompliciraniji je PicoBlaze program koji sam </text:span><text:span text:style-name="T166">ikada</text:span><text:span text:style-name="T164"> napravio, ima 283 retka.</text:span><text:span text:style-name="T162"> </text:span><text:span text:style-name="T222">Decimal to Binary</text:span><text:span text:style-name="T163"> je sada drugi po redu s lijeva </text:span><text:span text:style-name="T164">u popisu primjera </text:span><text:span text:style-name="T165">u simulatoru </text:span><text:span text:style-name="T166">(da ne prestrašim početnike, koji će najvjerojatnije prvo kliknuti prvi </text:span><text:span text:style-name="T167">primjer</text:span><text:span text:style-name="T166"> s lijeva)</text:span><text:span text:style-name="T163">.</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1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20">Tako da trebate taj program kao primjer korištenja UART-a na PicoBlazeu uzeti </text:span><text:span text:style-name="T314">cum grano salis</text:span><text:span text:style-name="T320">. </text:span><text:span text:style-name="T338">Dodao sam upozorenje o tome na početak tog programa </text:span><text:span text:style-name="T339">i otvorio pitanje o tome na nekoliko internetskih foruma, ali do sada nisam naletio na nekog stručnjaka za PicoBlaze na </text:span><text:span text:style-name="T340">nekom</text:span><text:span text:style-name="T339"> internetskom forumu </text:span><text:span text:style-name="T343">(a nije pomoglo to što moderatori nisu baš bili oduševljeni mojim pitanjem, s programom od skoro 300 redaka u kojem ne znam ni otprilike gdje bi se nalazila greška)</text:span><text:span text:style-name="T339">. </text:span><text:span text:style-name="T341">Kao što sam napisao dok sam opisivao </text:span><text:span text:style-name="T300">simulator.js</text:span><text:span text:style-name="T341">, imam dobar razlog za vjerovati da je emulacija regbanksova u mom simulatoru PicoBlazea nerealistična, ali program </text:span><text:span text:style-name="T315">Decimal to Binary</text:span><text:span text:style-name="T341"> ne koristi regbankse, tako da nije u tome problem. </text:span><text:span text:style-name="T344">Korisnik StackExchangea </text:span><text:span text:style-name="T316">Sep Roland</text:span><text:span text:style-name="T316"><text:note text:id="ftn24" text:note-class="footnote"><text:note-citation>24</text:note-citation><text:note-body><text:p text:style-name="P45">https://codereview.stackexchange.com/questions/253951/converting-decimal-to-binary-in-assembly/253978#253978</text:p></text:note-body></text:note></text:span><text:span text:style-name="T344"> ima neke negativne komentare na moj primjer programa </text:span><text:span text:style-name="T316">Decimal to Binary</text:span><text:span text:style-name="T344"> koji nisu vezani za to radi li taj program na pravom PicoBlazeu. Jedan od njegovih pri</text:span><text:span text:style-name="T345">govora je</text:span><text:span text:style-name="T344"> da </text:span><text:span text:style-name="T317">Decimal to Binary</text:span><text:span text:style-name="T344"> ima mnogo nepotrebnih provjera ispravnosti. Kako on kaže, „</text:span><text:span text:style-name="T307">Your ‘basic sanity checks’ are more of ‘insanity’ checks.</text:span><text:span text:style-name="T344">”, „</text:span><text:span text:style-name="T316">Tvoje provjere ispravnosti više su provjere ludosti.</text:span><text:span text:style-name="T344">”. On tvrdi da sve te provjere ispravnosti ne samo da usporavaju program i čine ga teško čitljivim ljudima, nego da možda i povećavaju rizik od pogreške </text:span><text:span text:style-name="T347">(Što ako taj kôd koji provjerava je li se dogodila greška zapravo pogrešan, i prekine izvođenje programa iako se zapravo greška koju on traži nije dogodila?)</text:span><text:span text:style-name="T344">. </text:span><text:span text:style-name="T345">Slično mi je i netko na Redditu rekao za moj compiler koji prevodi AEC na WebAssembly: „</text:span><text:span text:style-name="T317">Ti kažeš da taj tvoj compiler ima 5'500 redaka, ali oko 50% toga jesu iste ili slične provjere i poruke o pogrešci nakon kojih slijedi naredba </text:span><text:span text:style-name="T301">exit(1)</text:span><text:span text:style-name="T317">, a u ostatku je hrpa bacanja iznimki. Mrzio bih raditi u timu s nekim tko piše takve programe.</text:span><text:span text:style-name="T34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02">vector</text:span><text:span text:style-name="T345"> bacala iznimku. Međutim, nije, nego je program radio ispravno na Linuxu i Windowsima, a na FreeBSD-u je izazivao </text:span><text:span text:style-name="T317">segmentation fault</text:span><text:span text:style-name="T317"><text:note text:id="ftn25" text:note-class="footnote"><text:note-citation>25</text:note-citation><text:note-body><text:p text:style-name="P45">https://github.com/FlatAssembler/AECforWebAssembly/issues/3</text:p></text:note-body></text:note></text:span><text:span text:style-name="T345">. Da sam dodao još koju naoko-besmislenu provjeru u parser </text:span><text:span text:style-name="T346">za moj programski jezik</text:span><text:span text:style-name="T345">, t</text:span><text:span text:style-name="T348">o </text:span><text:span text:style-name="T345">mi se ne bi dogodilo. </text:span><text:span text:style-name="T348">I mislim da nije moguće da se pogreška zbog koje </text:span><text:span text:style-name="T318">Decimal to Binary</text:span><text:span text:style-name="T348"> ne radi na pravom PicoBlazeu nalazi u tim </text:span><text:span text:style-name="T318">sanity checkingsima</text:span><text:span text:style-name="T348">, jer </text:span><text:span text:style-name="T318">sanity checkingsi</text:span><text:span text:style-name="T348"> u </text:span><text:span text:style-name="T318">Decimal to Binary</text:span><text:span text:style-name="T348">, </text:span><text:span text:style-name="T349">ukoliko detektiraju pogrešku, pozivaju proceduru abort koja ispisuje „</text:span><text:span text:style-name="T319">ERROR!</text:span><text:span text:style-name="T349">” prije nego što upadne u beskonačnu petlju. Da je greška u nekom od tih </text:span><text:span text:style-name="T319">sanity checkingsa</text:span><text:span text:style-name="T349">, ispisao bi se „</text:span><text:span text:style-name="T319">ERROR!</text:span><text:span text:style-name="T349">”, ne bi bilo da PicoBlaze ne reagira ni na što na </text:span><text:span text:style-name="T350">UART</text:span><text:span text:style-name="T349"> terminalu (kao što je bilo kad sam pokušao pokrenuti </text:span><text:span text:style-name="T319">Decimal to Binary</text:span><text:span text:style-name="T349"> na pravom PicoBlazeu).</text:span></text:p>
      <text:p text:style-name="P17">Oko tri godine poslije toga, napisao sam primjer <text:span text:style-name="T313">Regbanks-Flags Test</text:span>. To je program koji provjerava kako se zastavice na PicoBlazeu uistinu ponašaju kad se promijeni <text:span text:style-name="T313">regbank</text:span>. Ima 211 redaka, a jezgra mu je ovo:</text:p>
      <text:p text:style-name="P16"><text:span text:style-name="Source_20_Text"><text:span text:style-name="T263">regbank a</text:span></text:span></text:p>
      <text:p text:style-name="Preformatted_20_Text"><text:span text:style-name="Source_20_Text"><text:span text:style-name="T298">load s0, 0</text:span></text:span></text:p>
      <text:p text:style-name="Preformatted_20_Text"><text:span text:style-name="Source_20_Text"><text:span text:style-name="T298">sub <text:s/>s0, 0</text:span></text:span></text:p>
      <text:p text:style-name="Preformatted_20_Text"><text:span text:style-name="Source_20_Text"><text:span text:style-name="T298">regbank b</text:span></text:span></text:p>
      <text:p text:style-name="Preformatted_20_Text"><text:span text:style-name="Source_20_Text"><text:span text:style-name="T298">load s0, 1</text:span></text:span></text:p>
      <text:p text:style-name="Preformatted_20_Text"><text:span text:style-name="Source_20_Text"><text:span text:style-name="T298">sub <text:s/>s0, 0</text:span></text:span></text:p>
      <text:p text:style-name="Preformatted_20_Text"><text:span text:style-name="Source_20_Text"><text:span text:style-name="T298">regbank a</text:span></text:span></text:p>
      <text:p text:style-name="Preformatted_20_Text"><text:span text:style-name="Source_20_Text"><text:span text:style-name="T298">jump z , success</text:span></text:span></text:p>
      <text:p text:style-name="P84"><text:soft-page-break/><text:span text:style-name="Source_20_Text"><text:span text:style-name="T298">jump nz, failure</text:span></text:span></text:p>
      <text:p text:style-name="P24"><text:span text:style-name="T352">N</text:span><text:span text:style-name="T351">aredba „</text:span><text:span text:style-name="T264">regbank a</text:span><text:span text:style-name="T351">” znači „</text:span><text:span text:style-name="T358">Postavi regbanku A kao trenutnu regbanku.</text:span><text:span text:style-name="T351">” (</text:span><text:span text:style-name="T264">regbank</text:span><text:span text:style-name="T351"> je ovdje mnemonika, glagol, a ne imenica). Naredba „</text:span><text:span text:style-name="T264">load s0, 0</text:span><text:span text:style-name="T351">” znači „</text:span><text:span text:style-name="T358">Učitaj u registar </text:span><text:span text:style-name="T295">s0</text:span><text:span text:style-name="T358">, u trenutnoj regbanki, broj 0.</text:span><text:span text:style-name="T351">”. U dijalektima asemblera koji ciljaju na ugrađene sustave (</text:span><text:span text:style-name="T358">embedded systems</text:span><text:span text:style-name="T351">) za učitavanje vrijednosti u registar obično se koristi mnemonika </text:span><text:span text:style-name="T358">load</text:span><text:span text:style-name="T351"> (engleska riječ za </text:span><text:span text:style-name="T358">učitati</text:span><text:span text:style-name="T351">), a u asemblerskim dijalektima koji ciljaju PC-e i mobitele obično se koristi mnemonika </text:span><text:span text:style-name="T358">mov</text:span><text:span text:style-name="T351"> (od latinskog </text:span><text:span text:style-name="T358">movere</text:span><text:span text:style-name="T351">, </text:span><text:span text:style-name="T358">premjestiti</text:span><text:span text:style-name="T351">). Naredba „</text:span><text:span text:style-name="T264">sub s0, 0</text:span><text:span text:style-name="T351">” znači „</text:span><text:span text:style-name="T358">Oduzmi vrijednost 0 od registra </text:span><text:span text:style-name="T295">s0</text:span><text:span text:style-name="T358">.</text:span><text:span text:style-name="T351">”, mnemonika </text:span><text:span text:style-name="T264">sub</text:span><text:span text:style-name="T351"> dolazi od latinske riječi za </text:span><text:span text:style-name="T358">oduzeti</text:span><text:span text:style-name="T351">, </text:span><text:span text:style-name="T358">subtrahere</text:span><text:span text:style-name="T351">, od </text:span><text:span text:style-name="T358">sub</text:span><text:span text:style-name="T351"> (ispod) i </text:span><text:span text:style-name="T358">trahere</text:span><text:span text:style-name="T351"> (vući). Ako se nakon izvršenja te naredbe u registru nalazi vrijednost nula (kao u ovom slučaju), zastavica </text:span><text:span text:style-name="T264">z</text:span><text:span text:style-name="T351"> u trenutnoj regbanki postavlja se u jedinicu. Naredba „</text:span><text:span text:style-name="T264">regbank b</text:span><text:span text:style-name="T351">”, naravno, znači „</text:span><text:span text:style-name="T358">Postavi regbanku B kao trenutnu regbanku.</text:span><text:span text:style-name="T351">”. Zatim se u registar </text:span><text:span text:style-name="T264">s0</text:span><text:span text:style-name="T351"> učitava vrijednost 1, pa, kad se ponovno izvrti naredba „</text:span><text:span text:style-name="T264">sub s0, 0</text:span><text:span text:style-name="T351">”, zastavica </text:span><text:span text:style-name="T264">z</text:span><text:span text:style-name="T351"> postavlja se u nulu (a ne u jedinicu, kao zadnji put). Zatim se vraćamo u regbanku A i ispitujemo je li zastavica </text:span><text:span text:style-name="T264">z</text:span><text:span text:style-name="T351"> postavljena u jedinicu ili u nulu.</text:span></text:p>
      <text:p text:style-name="P23"><text:span text:style-name="T352">N</text:span><text:span text:style-name="T351">a koji će label skočiti </text:span><text:span text:style-name="T357">(</text:span><text:span text:style-name="T292">jump</text:span><text:span text:style-name="T357">)</text:span><text:span text:style-name="T351"> nakon što se izvrti taj dio programa? Ako sam ja u pravu, i u PicoBlazeu postoje zasebne zastavice (</text:span><text:span text:style-name="T358">flags</text:span><text:span text:style-name="T351">) za svaki regbank </text:span><text:span text:style-name="T353">(kao na Z80)</text:span><text:span text:style-name="T351">, skočit će na label </text:span><text:span text:style-name="T264">success</text:span><text:span text:style-name="T351">. </text:span><text:span text:style-name="T353">Ako je profesor Ivan Aleksi u pravu, i u oba rebanksa na PicoBlazeu koriste se iste zastavice, skočit će na label </text:span><text:span text:style-name="T290">failure</text:span><text:span text:style-name="T353">. U mom simulatoru, naravno, skače na </text:span><text:span text:style-name="T290">success</text:span><text:span text:style-name="T353">. </text:span><text:span text:style-name="T354">Program </text:span><text:span text:style-name="T359">Regbanks-Flags Test</text:span><text:span text:style-name="T354"> ispisuje svoje rezultate na UART, a, u slučaju da to ne upali, označava ih i LED-icama. </text:span><text:span text:style-name="T355">Kada idući put budem imao pristup PicoBlazeu, isprobat ću taj program na njemu. </text:span><text:span text:style-name="T356">Većina ljudi koji su mi se javili na internetskim forumima misli da je profesor Ivan Aleksi u pravu, ali nitko nije dao uvjerljiv dokaz (recimo, snimku zaslona UART terminala PicoBlazea kad se na njemu pokrene taj moj program </text:span><text:span text:style-name="T361">Regbanks-Flags Test</text:span><text:span text:style-name="T356">).</text:span><text:span text:style-name="T355"> Program </text:span><text:span text:style-name="T360">Regbanks-Flags Test</text:span><text:span text:style-name="T355">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75">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75">roseForDOS.aec</text:span><text:span text:style-name="T64">, pazio sam da u umetnuti asembler ne ubacim ni jednu instrukciju nekompatibilnu s i486, tako da </text:span><text:span text:style-name="T65">bi</text:span><text:span text:style-name="T64"> se </text:span><text:span text:style-name="T275">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93">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64">9</text:span> divova: <text:span text:style-name="T364">sedam</text:span> primjera PicoBlaze programa i dva diva s linkovima. <text:span text:style-name="T362">U slučaju da netko taj moj PicoBlaze simulator pokuša pokrenuti u internetskom pregledniku u kojem se JavaScript ne uspije izvrtjeti, u tom flexboxu nalazi se poruka o tome i link na web-stranicu TOR Browsera. </text:span><text:span text:style-name="T363">TOR Browser, naime, koristi SpiderMonkey compiler za JavaScript, koji je poznat po tome da </text:span><text:soft-page-break/><text:span text:style-name="T363">najbolje optimizira kod, znatno bolje nego V8 (koj</text:span><text:span text:style-name="T365">i</text:span><text:span text:style-name="T363">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70">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294">atheistforums.org</text:span><text:span text:style-name="T209"> </text:span><text:span text:style-name="T155">zvan</text:span><text:span text:style-name="T215"> </text:span><text:span text:style-name="T209">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60"><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0">hasslea</text:span><text:span text:style-name="T7"> instalacije naprednijih simulatora.</text:span></text:p>
      <text:p text:style-name="P81"><text:span text:style-name="T7">Korisnik foruma </text:span><text:span text:style-name="T264">atheistforums.org</text:span><text:span text:style-name="T7"> zvan </text:span><text:span text:style-name="T170">bennyboy</text:span><text:span text:style-name="T7"> ima dvije ideje kako ubrzati moj program. On misli da potprogram </text:span><text:span text:style-name="T264">assembler.js</text:span><text:span text:style-name="T7"> znatno usporava to što se za svaki čvor u apstraktnom sintaksnom stablu mnogo puta provjerava je li riječ o registru, te da bih to trebao provjeriti samo jednom i rezultat te provjere pridružiti </text:span><text:span text:style-name="T170">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64">simulator.js</text:span><text:span text:style-name="T7"> trebao više koristiti </text:span><text:span text:style-name="T170">switch-case</text:span><text:span text:style-name="T7">, a manje </text:span><text:span text:style-name="T170">if-else</text:span><text:span text:style-name="T7">, jer se </text:span><text:span text:style-name="T170">switch-case</text:span><text:span text:style-name="T7"> compilira u optimiziraniji asemblerski kod (barem </text:span><text:span text:style-name="T170">bennyboy</text:span><text:span text:style-name="T7"> i </text:span><text:span text:style-name="T170">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 </text:span><text:span text:style-name="T215">HappySkeptic</text:span><text:span text:style-name="T155"> je pokušao analizirati performanse mog PicoBlaze simulatora dok se vrti program </text:span><text:span text:style-name="T215">Decimal to Binary</text:span><text:span text:style-name="T155"> pomoću Chromeovih alata za programiranje i došao je do zaključka da on provodi više od 99% </text:span><text:span text:style-name="T156">svog</text:span><text:span text:style-name="T155"> vremena crtajući SVG dijagrame</text:span><text:span text:style-name="T155"><text:note text:id="ftn31" text:note-class="footnote"><text:note-citation>31</text:note-citation><text:note-body><text:p text:style-name="P45">https://atheistforums.org/thread-61911-post-2113176.html#pid2113176</text:p></text:note-body></text:note></text:span><text:span text:style-name="T155"> </text:span><text:span text:style-name="T156">(koji su, naravno, za program </text:span><text:span text:style-name="T216">Decimal to Binary</text:span><text:span text:style-name="T156"> beskorisni, jer program </text:span><text:span text:style-name="T216">Decimal to Binary</text:span><text:span text:style-name="T156"> koristi UART za komunikaciju s korisnikom, a ne prekidače, LED-ice ili 7-segmentne pokaznike, koji se prikazuju SVG-ovima)</text:span><text:span text:style-name="T155">. </text:span><text:span text:style-name="T159">U tom bi se slučaju moj simulator PicoBlazea, barem za programe kao što je </text:span><text:span text:style-name="T217">Decimal to Binary</text:span><text:span text:style-name="T159">, mogao znatno ubrzati tako da omogućimo korisniku da </text:span><text:span text:style-name="T217">disable</text:span><text:span text:style-name="T159">a SVG-ove, kao što se sada može </text:span><text:span text:style-name="T217">disable</text:span><text:span text:style-name="T159">ati UART.</text:span><text:span text:style-name="T155"> </text:span><text:span text:style-name="T159">No,</text:span><text:span text:style-name="T155"> </text:span><text:span text:style-name="T159">m</text:span><text:span text:style-name="T15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8">što se vrti</text:span><text:span text:style-name="T157"> u Chromeu.</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29">(</text:span><text:span text:style-name="T73">dakle, da ponovno </text:span><text:soft-page-break/><text:span text:style-name="T73">napišem </text:span><text:span text:style-name="T276">simulator.js</text:span><text:span text:style-name="T73">, ali ne u JavaScriptu, nego u Javi</text:span><text:span text:style-name="T229">)</text:span><text:span text:style-name="T7">. Java isto nije idealan jezik za pisanje simulatora (sakupljanje smeća...), ali neki uspješni simulatori ipak jesu pisani u Javi (jDosbox...), jer je Java ipak brža nego JavaScript </text:span><text:span text:style-name="T229">(</text:span><text:span text:style-name="T73">statičko tipiranje...</text:span><text:span text:style-name="T229">)</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76">assembler.js</text:span><text:span text:style-name="T73">, </text:span><text:span text:style-name="T276">parser.js</text:span><text:span text:style-name="T73">, </text:span><text:span text:style-name="T276">preprocessor.js</text:span><text:span text:style-name="T73">, </text:span><text:span text:style-name="T276">tokenizer.js</text:span><text:span text:style-name="T73"> i </text:span><text:span text:style-name="T276">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 </text:span><text:span text:style-name="T15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293">machineCode</text:span><text:span text:style-name="T151">, strojnim kodom u heksadekadskom obliku i linijama asemblerskog koda odakle dolaze naredbe) već </text:span><text:span text:style-name="T153">je</text:span><text:span text:style-name="T151"> podjednako teško na mobitelu i na webu. </text:span><text:span text:style-name="T152">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21">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34">I zahvaljujem GitHubu što hosta moju web-stranicu </text:span><text:span text:style-name="T336">(uključujući i PicoBlaze Simulator)</text:span><text:span text:style-name="T334">, i još me nije zabranio zbog govora mržnje. </text:span><text:span text:style-name="T335">Prije je moju web-stranicu hostala ciparska tvrtka 000webhost, pa su me zabranili zbog govora mržnje. </text:span><text:span text:style-name="T336">Za slučaj da me i GitHub zabrani, ovaj PicoBlaze Simulator hosta se i na SourceForgeu</text:span><text:span text:style-name="T336"><text:note text:id="ftn33" text:note-class="footnote"><text:note-citation>33</text:note-citation><text:note-body><text:p text:style-name="P47">https://picoblaze-simulator.sourceforge.io/</text:p></text:note-body></text:note></text:span><text:span text:style-name="T336">, ali na SourceForgeu ne </text:span><text:span text:style-name="T337">p</text:span><text:span text:style-name="T336">ostam ništa kontroverzno zbog čega bi me imali razloga zabraniti. </text:span><text:span text:style-name="T342">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304">The author of the text was frustrated by the shortcomings of existing</text:span><text:span text:style-name="T240"> </text:span><text:span text:style-name="T241">simulators of the small computer called</text:span><text:span text:style-name="T240"> </text:span><text:span text:style-name="T304">PicoBlaze, </text:span><text:span text:style-name="T241">so he</text:span><text:span text:style-name="T304"> created a different PicoBlaze simulator in the JavaScript programming language. This simulator can be run in modern Internet browsers</text:span><text:span text:style-name="T304"><text:note text:id="ftn34" text:note-class="footnote"><text:note-citation>34</text:note-citation><text:note-body><text:p text:style-name="P46">https://flatassembler.github.io/PicoBlaze/PicoBlaze.html</text:p></text:note-body></text:note></text:span><text:span text:style-name="T304"> (the author thinks that the oldest Internet browser in which the simulator works properly is Firefox 52, the last version of Firefox that can</text:span><text:span text:style-name="T240"> </text:span><text:span text:style-name="T241">be</text:span><text:span text:style-name="T240"> </text:span><text:span text:style-name="T304">run on Windows XP, </text:span><text:span text:style-name="T305">and it is also the version of Firefox that comes with Solaris 11.4, which is the latest version of Solaris today</text:span><text:span text:style-name="T304">). The text </text:span><text:span text:style-name="T241">explains</text:span><text:span text:style-name="T304"> the details of how the author made his simulator and what the advantages and disadvantages</text:span><text:span text:style-name="T240"> </text:span><text:span text:style-name="T241">are</text:span><text:span text:style-name="T240"> </text:span><text:span text:style-name="T304">of that simulator compared to</text:span><text:span text:style-name="T240"> </text:span><text:span text:style-name="T242">the</text:span><text:span text:style-name="T240"> </text:span><text:span text:style-name="T304">existing simulators.</text:span><text:span text:style-name="T240"> </text:span><text:span text:style-name="T243">The author is also comparing the parts of the simulator with similar parts of other programs he has made earlier (mostly a compiler that compiles his programming language to WebAssembly).</text:span><text:span text:style-name="T240"> </text:span><text:span text:style-name="T304">No frameworks were used, the code was written mainly in VIM (for minor changes) and Eclipse (for major changes), GIMP and Inkscape were used for image editing, programming tools</text:span><text:span text:style-name="T240"> </text:span><text:span text:style-name="T242">that come with Firefox</text:span><text:span text:style-name="T240"> </text:span><text:span text:style-name="T304">were used for</text:span><text:span text:style-name="T240"> </text:span><text:span text:style-name="T242">debugging the program,</text:span><text:span text:style-name="T240"> </text:span><text:span text:style-name="T304">and the LGTM internet service </text:span><text:span text:style-name="T242">was also used to search for errors</text:span><text:span text:style-name="T304">. Prettier (for HTML and CSS) and ClangFormat (for JavaScript) were used to format the code.</text:span></text:p>
      <text:p text:style-name="P66">Životopis</text:p>
      <text:p text:style-name="P33"><text:span text:style-name="T238">Ja sam Teo Samaržija, rođen sam 1999. u Osijeku. Osnovnu školu sam završio u Donjem Miholjcu (Osnovna škola August Harambašić), a u srednju školu išao sam</text:span><text:bookmark text:name="_GoBack"/><text:span text:style-name="T238"> u Opću gimnaziju u Donjem Miholjcu (1. razred, dio 2. razreda, kraj 3. razreda i 4. razred), te u Opću gimnaziju u Našicama (kraj 2. razreda i početak 3. razreda).</text:span></text:p>
      <text:p text:style-name="P34"><text:span text:style-name="T238">Često sam sudjelovao na informatičkim natjecanjima. U 6. razredu osnovne osvojio sam 3. mjesto na županijskom natjecanju</text:span><text:span text:style-name="T238"><text:note text:id="ftn35" text:note-class="footnote"><text:note-citation>35</text:note-citation><text:note-body><text:p text:style-name="Footnote">https://informatika.azoo.hr/natjecanje/dogadjaj/175/rezultati</text:p></text:note-body></text:note></text:span><text:span text:style-name="T238">, u 7. razredu 4. mjesto na državnom natjecanju</text:span><text:span text:style-name="T238"><text:note text:id="ftn36" text:note-class="footnote"><text:note-citation>36</text:note-citation><text:note-body><text:p text:style-name="Footnote">https://informatika.azoo.hr/natjecanje/dogadjaj/235/rezultati</text:p></text:note-body></text:note></text:span><text:span text:style-name="T238">, u 8. razredu 6. mjesto na državnom natjecanju</text:span><text:span text:style-name="T238"><text:note text:id="ftn37" text:note-class="footnote"><text:note-citation>37</text:note-citation><text:note-body><text:p text:style-name="Footnote">https://informatika.azoo.hr/natjecanje/dogadjaj/288/rezultati</text:p></text:note-body></text:note></text:span><text:span text:style-name="T238"> (sve je to organizirao Infokup), u srednjoj školi sam se, kad sam bio 3. razred, natjecao na HONI-ju, te sam osvojio 15. mjesto</text:span><text:span text:style-name="T238"><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38">. 2019. godine sam, kao student prve godine, sudjelovao na STEM Games natjecanju iz programiranja, na kojem je moja ekipa osvojila 7. mjesto</text:span><text:span text:style-name="T238"><text:note text:id="ftn39" text:note-class="footnote"><text:note-citation>39</text:note-citation><text:note-body><text:p text:style-name="Footnote">https://stemgames.hr/wp-content/uploads/2019/05/SG-Rezultati-2019-znanje-T.pdf</text:p></text:note-body></text:note></text:span><text:span text:style-name="T238">. Osim na natjecanjima iz informatike, sudjelovao sam, kad sam bio 2. razred srednje škole, i na AZOO-vom državnom natjecanju iz latinskog jezika, gdje sam osvojio 7. mjesto</text:span><text:span text:style-name="T238"><text:note text:id="ftn40" text:note-class="footnote"><text:note-citation>40</text:note-citation><text:note-body><text:p text:style-name="Footnote">https://www.azoo.hr/images/rezultati_klas_jezici_lat_gimnazije2016.pdf</text:p></text:note-body></text:note></text:span><text:span text:style-name="T238">.</text:span></text:p>
      <text:p text:style-name="P41"><text:span text:style-name="T253">Kad sam bio gimnazijalac, i</text:span><text:span text:style-name="T238">zdavačka kuća Panon izdala mi je knjigu pod naslovom </text:span><text:span text:style-name="T239">Jezici za gimnazijalce</text:span><text:span text:style-name="T239"><text:note text:id="ftn41" text:note-class="footnote"><text:note-citation>41</text:note-citation><text:note-body><text:p text:style-name="Footnote">http://www.glas-slavonije.hr/365330/3/Gimnazijalac-Teo-napisao--i-objavio-knjigu-o-jeziku</text:p></text:note-body></text:note></text:span><text:span text:style-name="T239">.</text:span><text:span text:style-name="T247"> </text:span><text:span text:style-name="T248">Knjiga</text:span><text:span text:style-name="T244"> Jezici za gimnazijalce</text:span><text:span text:style-name="T248"> ima dva dijela, prvi je o povijesnoj lingvistici, a drugi o vezi programskih i prirodnih jezika. </text:span><text:span text:style-name="T249">Naravno, sada i o jednom i o drugom znam mnogo više nego što sam znao kad sam pisao tu knjigu.</text:span><text:span text:style-name="T240"> </text:span><text:span text:style-name="T255">Ka</text:span><text:span text:style-name="T256">d sam bio</text:span><text:span text:style-name="T254"> student prve godine,</text:span><text:span text:style-name="T238"> sudjelovao </text:span><text:span text:style-name="T255">sam</text:span><text:span text:style-name="T238"> na konferenciji </text:span><text:span text:style-name="T239">Kopački Rit, Jučer, Danas, Sutra</text:span><text:span text:style-name="T238"> s prezentacijom </text:span><text:span text:style-name="T239">Toponimija Baranje u svjetlu novih promišljanja</text:span><text:span text:style-name="T239"><text:note text:id="ftn42" text:note-class="footnote"><text:note-citation>42</text:note-citation><text:note-body><text:p text:style-name="Footnote">https://bib.irb.hr/datoteka/957836.Kopacki.pdf</text:p></text:note-body></text:note></text:span><text:span text:style-name="T238">. 2022. godine napisao sam tekst </text:span><text:span text:style-name="T246">Etimologija Karašica</text:span><text:span text:style-name="T257">,</text:span><text:span text:style-name="T238"> o ideji da je to k-r što se ponavlja u nazivima rijeka u Hrvatskoj (Krka, Korana, Kravarščica, Krbavica, Krapina, dvije Karašice) </text:span><text:span text:style-name="T251">bila</text:span><text:span text:style-name="T238"> </text:span><text:span text:style-name="T251">ilirska riječ za</text:span><text:span text:style-name="T238"> </text:span><text:span text:style-name="T240">teći</text:span><text:span text:style-name="T247"> </text:span><text:span text:style-name="T248">(da je ilirska riječ za </text:span><text:span text:style-name="T244">teći</text:span><text:span text:style-name="T248"> bila </text:span><text:span text:style-name="T244">*karr</text:span><text:span text:style-name="T306">~kurr</text:span><text:span text:style-name="T308">, </text:span><text:span text:style-name="T248">recimo, da </text:span><text:span text:style-name="T250">ime</text:span><text:span text:style-name="T244"> </text:span><text:span text:style-name="T245">Karašica</text:span><text:span text:style-name="T248"> dolazi od ne</text:span><text:span text:style-name="T250">potvrđenog ilirskog imena koje se može rekonstruirati</text:span><text:span text:style-name="T248"> ili </text:span><text:span text:style-name="T250">kao</text:span><text:span text:style-name="T248"> </text:span><text:span text:style-name="T244">*Kurrurrissia</text:span><text:span text:style-name="T248"> ili </text:span><text:span text:style-name="T250">kao</text:span><text:span text:style-name="T248"> </text:span><text:span text:style-name="T244">*Kurrirrissia</text:span><text:span text:style-name="T248">, a </text:span><text:span text:style-name="T250">ime</text:span><text:span text:style-name="T248"> </text:span><text:span text:style-name="T244">Krapina</text:span><text:span text:style-name="T248"> </text:span><text:span text:style-name="T250">od</text:span><text:span text:style-name="T248"> </text:span><text:span text:style-name="T244">*Kurrippuppona</text:span><text:span text:style-name="T248"> ili </text:span><text:span text:style-name="T244">*Karpona</text:span><text:span text:style-name="T248">, i tako dalje)</text:span><text:span text:style-name="T247">, on je objavljen u Valpovačkom godišnjaku</text:span><text:span text:style-name="T247"><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09">http://www.glas-slavonije.hr/vijest.aspx?id=498689</text:span></text:span></text:a></text:p></text:note-body></text:note></text:span><text:span text:style-name="T247">, na mojoj web-stranici</text:span><text:span text:style-name="T247"><text:note text:id="ftn44" text:note-class="footnote"><text:note-citation>44</text:note-citation><text:note-body><text:p text:style-name="P68">https://flatassembler.github.io/Karasica.doc</text:p></text:note-body></text:note></text:span><text:span text:style-name="T24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5" text:note-class="footnote"><text:note-citation>45</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7T12:18:05.733000000</dc:date>
    <meta:editing-duration>P1DT3H49M46S</meta:editing-duration>
    <meta:editing-cycles>257</meta:editing-cycles>
    <meta:generator>LibreOffice/7.5.3.2$Windows_X86_64 LibreOffice_project/9f56dff12ba03b9acd7730a5a481eea045e468f3</meta:generator>
    <meta:document-statistic meta:table-count="2" meta:image-count="10" meta:object-count="0" meta:page-count="26" meta:paragraph-count="209" meta:word-count="14256" meta:character-count="93910" meta:non-whitespace-character-count="79854"/>
  </office:meta>
</office:document-meta>
</file>